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Arial Unicode MS'"/>
    <style:font-face style:name="DejaVu Sans Mono" svg:font-family="'DejaVu Sans Mono', Arial" style:font-family-generic="moder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Cambria" svg:font-family="Cambria" style:font-pitch="variable"/>
    <style:font-face style:name="Courier New" svg:font-family="'Courier New'" style:font-pitch="variable"/>
    <style:font-face style:name="DejaVu Sans1" svg:font-family="'DejaVu Sans'" style:font-pitch="variable"/>
    <style:font-face style:name="DejaVu Sans" svg:font-family="'DejaVu Sans', 'Times New Roman'" style:font-pitch="variable"/>
    <style:font-face style:name="Liberation Serif1" svg:font-family="'Liberation Serif', 'Times New Roman'" style:font-pitch="variable"/>
    <style:font-face style:name="Lohit Hindi1" svg:font-family="'Lohit Hindi'" style:font-pitch="variable"/>
    <style:font-face style:name="SimSun" svg:font-family="SimSun"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master-page-name="Standard">
      <style:table-properties style:width="7.0868in" style:page-number="auto" table:align="left" style:writing-mode="lr-tb"/>
    </style:style>
    <style:style style:name="Table1.A" style:family="table-column">
      <style:table-column-properties style:column-width="7.0868in"/>
    </style:style>
    <style:style style:name="Table1.1" style:family="table-row">
      <style:table-row-properties fo:keep-together="auto"/>
    </style:style>
    <style:style style:name="Table1.A1" style:family="table-cell">
      <style:table-cell-properties style:vertical-align="top" fo:padding="0.0382in" fo:border-left="none" fo:border-right="none" fo:border-top="none" fo:border-bottom="1pt solid #000000" style:writing-mode="lr-tb"/>
    </style:style>
    <style:style style:name="Table2" style:family="table">
      <style:table-properties style:width="7.0868in" table:align="left" style:writing-mode="lr-tb"/>
    </style:style>
    <style:style style:name="Table2.A" style:family="table-column">
      <style:table-column-properties style:column-width="7.0868in"/>
    </style:style>
    <style:style style:name="Table2.1" style:family="table-row">
      <style:table-row-properties fo:keep-together="auto"/>
    </style:style>
    <style:style style:name="Table2.A1" style:family="table-cell">
      <style:table-cell-properties style:vertical-align="top" fo:padding="0.0382in" fo:border-left="none" fo:border-right="none" fo:border-top="none" fo:border-bottom="1pt solid #000000" style:writing-mode="lr-tb"/>
    </style:style>
    <style:style style:name="Table3" style:family="table">
      <style:table-properties style:width="7.091in" table:align="left" style:writing-mode="lr-tb"/>
    </style:style>
    <style:style style:name="Table3.A" style:family="table-column">
      <style:table-column-properties style:column-width="1.9799in"/>
    </style:style>
    <style:style style:name="Table3.B" style:family="table-column">
      <style:table-column-properties style:column-width="5.1111in"/>
    </style:style>
    <style:style style:name="Table3.1" style:family="table-row">
      <style:table-row-properties fo:keep-together="auto"/>
    </style:style>
    <style:style style:name="Table3.A1" style:family="table-cell">
      <style:table-cell-properties style:vertical-align="top" fo:padding="0.0382in" fo:border="none" style:writing-mode="lr-tb"/>
    </style:style>
    <style:style style:name="Table4" style:family="table">
      <style:table-properties style:width="7.0868in" table:align="left" style:writing-mode="lr-tb"/>
    </style:style>
    <style:style style:name="Table4.A" style:family="table-column">
      <style:table-column-properties style:column-width="7.0868in"/>
    </style:style>
    <style:style style:name="Table4.1" style:family="table-row">
      <style:table-row-properties fo:keep-together="auto"/>
    </style:style>
    <style:style style:name="Table4.A1" style:family="table-cell">
      <style:table-cell-properties style:vertical-align="top" fo:padding="0.0382in" fo:border-left="none" fo:border-right="none" fo:border-top="none" fo:border-bottom="1pt solid #000000" style:writing-mode="lr-tb"/>
    </style:style>
    <style:style style:name="Table5" style:family="table">
      <style:table-properties style:width="7.091in" table:align="left" style:writing-mode="lr-tb"/>
    </style:style>
    <style:style style:name="Table5.A" style:family="table-column">
      <style:table-column-properties style:column-width="1.9799in"/>
    </style:style>
    <style:style style:name="Table5.B" style:family="table-column">
      <style:table-column-properties style:column-width="5.1111in"/>
    </style:style>
    <style:style style:name="Table5.1" style:family="table-row">
      <style:table-row-properties fo:keep-together="auto"/>
    </style:style>
    <style:style style:name="Table5.A1" style:family="table-cell">
      <style:table-cell-properties style:vertical-align="top" fo:padding="0.0382in" fo:border="none" style:writing-mode="lr-tb"/>
    </style:style>
    <style:style style:name="Table6" style:family="table">
      <style:table-properties style:width="7.0868in" table:align="left" style:writing-mode="lr-tb"/>
    </style:style>
    <style:style style:name="Table6.A" style:family="table-column">
      <style:table-column-properties style:column-width="7.0868in"/>
    </style:style>
    <style:style style:name="Table6.1" style:family="table-row">
      <style:table-row-properties fo:keep-together="auto"/>
    </style:style>
    <style:style style:name="Table6.A1" style:family="table-cell">
      <style:table-cell-properties style:vertical-align="top" fo:padding="0.0382in" fo:border-left="none" fo:border-right="none" fo:border-top="none" fo:border-bottom="1pt solid #000000" style:writing-mode="lr-tb"/>
    </style:style>
    <style:style style:name="Table7" style:family="table">
      <style:table-properties style:width="7.091in" table:align="left" style:writing-mode="lr-tb"/>
    </style:style>
    <style:style style:name="Table7.A" style:family="table-column">
      <style:table-column-properties style:column-width="1.9799in"/>
    </style:style>
    <style:style style:name="Table7.B" style:family="table-column">
      <style:table-column-properties style:column-width="5.1111in"/>
    </style:style>
    <style:style style:name="Table7.1" style:family="table-row">
      <style:table-row-properties fo:keep-together="auto"/>
    </style:style>
    <style:style style:name="Table7.A1" style:family="table-cell">
      <style:table-cell-properties style:vertical-align="top" fo:padding="0.0382in" fo:border="none" style:writing-mode="lr-tb"/>
    </style:style>
    <style:style style:name="Table18" style:family="table">
      <style:table-properties style:width="7.0868in" table:align="left" style:writing-mode="lr-tb"/>
    </style:style>
    <style:style style:name="Table18.A" style:family="table-column">
      <style:table-column-properties style:column-width="7.0868in"/>
    </style:style>
    <style:style style:name="Table18.1" style:family="table-row">
      <style:table-row-properties fo:keep-together="auto"/>
    </style:style>
    <style:style style:name="Table18.A1" style:family="table-cell">
      <style:table-cell-properties style:vertical-align="top" fo:padding="0.0382in" fo:border-left="none" fo:border-right="none" fo:border-top="none" fo:border-bottom="1pt solid #000000" style:writing-mode="lr-tb"/>
    </style:style>
    <style:style style:name="Table8" style:family="table">
      <style:table-properties style:width="5.091in" table:align="right" style:writing-mode="lr-tb"/>
    </style:style>
    <style:style style:name="Table8.A" style:family="table-column">
      <style:table-column-properties style:column-width="5.091in"/>
    </style:style>
    <style:style style:name="Table8.1" style:family="table-row">
      <style:table-row-properties fo:keep-together="auto"/>
    </style:style>
    <style:style style:name="Table8.A1" style:family="table-cell">
      <style:table-cell-properties style:vertical-align="top" fo:padding="0.0382in" fo:border="none" style:writing-mode="lr-tb"/>
    </style:style>
    <style:style style:name="Table9" style:family="table">
      <style:table-properties style:width="7.0868in" table:align="left" style:writing-mode="lr-tb"/>
    </style:style>
    <style:style style:name="Table9.A" style:family="table-column">
      <style:table-column-properties style:column-width="7.0868in"/>
    </style:style>
    <style:style style:name="Table9.1" style:family="table-row">
      <style:table-row-properties fo:keep-together="auto"/>
    </style:style>
    <style:style style:name="Table9.A1" style:family="table-cell">
      <style:table-cell-properties style:vertical-align="top" fo:padding="0.0382in" fo:border-left="none" fo:border-right="none" fo:border-top="none" fo:border-bottom="1pt solid #000000" style:writing-mode="lr-tb"/>
    </style:style>
    <style:style style:name="Table10" style:family="table">
      <style:table-properties style:width="5.091in" table:align="right" style:writing-mode="lr-tb"/>
    </style:style>
    <style:style style:name="Table10.A" style:family="table-column">
      <style:table-column-properties style:column-width="5.091in"/>
    </style:style>
    <style:style style:name="Table10.1" style:family="table-row">
      <style:table-row-properties fo:keep-together="auto"/>
    </style:style>
    <style:style style:name="Table10.A1" style:family="table-cell">
      <style:table-cell-properties style:vertical-align="top" fo:padding="0.0382in" fo:border="none" style:writing-mode="lr-tb"/>
    </style:style>
    <style:style style:name="Table11" style:family="table" style:master-page-name="">
      <style:table-properties style:width="7.0868in" style:page-number="auto" fo:break-before="auto" fo:break-after="auto" table:align="left" style:writing-mode="lr-tb"/>
    </style:style>
    <style:style style:name="Table11.A" style:family="table-column">
      <style:table-column-properties style:column-width="7.0868in"/>
    </style:style>
    <style:style style:name="Table11.1" style:family="table-row">
      <style:table-row-properties fo:keep-together="auto"/>
    </style:style>
    <style:style style:name="Table11.A1" style:family="table-cell">
      <style:table-cell-properties style:vertical-align="top" fo:padding="0.0382in" fo:border-left="none" fo:border-right="none" fo:border-top="none" fo:border-bottom="1pt solid #000000" style:writing-mode="lr-tb"/>
    </style:style>
    <style:style style:name="Table12" style:family="table">
      <style:table-properties style:width="7.091in" table:align="left" style:writing-mode="lr-tb"/>
    </style:style>
    <style:style style:name="Table12.A" style:family="table-column">
      <style:table-column-properties style:column-width="1.9799in"/>
    </style:style>
    <style:style style:name="Table12.B" style:family="table-column">
      <style:table-column-properties style:column-width="5.1111in"/>
    </style:style>
    <style:style style:name="Table12.1" style:family="table-row">
      <style:table-row-properties fo:keep-together="auto"/>
    </style:style>
    <style:style style:name="Table12.A1" style:family="table-cell">
      <style:table-cell-properties style:vertical-align="top" fo:padding="0.0382in" fo:border="none" style:writing-mode="lr-tb"/>
    </style:style>
    <style:style style:name="Table13" style:family="table">
      <style:table-properties style:width="7.0674in" table:align="margins" style:writing-mode="lr-tb"/>
    </style:style>
    <style:style style:name="Table13.A" style:family="table-column">
      <style:table-column-properties style:column-width="7.0674in" style:rel-column-width="65535*"/>
    </style:style>
    <style:style style:name="Table13.A1" style:family="table-cell">
      <style:table-cell-properties fo:padding="0.0382in" fo:border-left="none" fo:border-right="none" fo:border-top="none" fo:border-bottom="1.05pt solid #000000"/>
    </style:style>
    <style:style style:name="Table15" style:family="table">
      <style:table-properties style:width="7.0674in" table:align="margins" style:writing-mode="lr-tb"/>
    </style:style>
    <style:style style:name="Table15.A" style:family="table-column">
      <style:table-column-properties style:column-width="7.0674in" style:rel-column-width="65535*"/>
    </style:style>
    <style:style style:name="Table15.A1" style:family="table-cell">
      <style:table-cell-properties fo:padding="0.0382in" fo:border-left="none" fo:border-right="none" fo:border-top="none" fo:border-bottom="1.05pt solid #000000"/>
    </style:style>
    <style:style style:name="Table14" style:family="table">
      <style:table-properties style:width="7.0868in" fo:break-before="page" table:align="left" style:writing-mode="lr-tb"/>
    </style:style>
    <style:style style:name="Table14.A" style:family="table-column">
      <style:table-column-properties style:column-width="7.0868in"/>
    </style:style>
    <style:style style:name="Table14.1" style:family="table-row">
      <style:table-row-properties fo:keep-together="auto"/>
    </style:style>
    <style:style style:name="Table14.A1" style:family="table-cell">
      <style:table-cell-properties style:vertical-align="top" fo:padding="0.0382in" fo:border-left="none" fo:border-right="none" fo:border-top="none" fo:border-bottom="1pt solid #000000" style:writing-mode="lr-tb"/>
    </style:style>
    <style:style style:name="Table17" style:family="table">
      <style:table-properties style:width="7.0868in" fo:break-before="auto" fo:break-after="auto" table:align="left" style:writing-mode="lr-tb"/>
    </style:style>
    <style:style style:name="Table17.A" style:family="table-column">
      <style:table-column-properties style:column-width="7.0868in"/>
    </style:style>
    <style:style style:name="Table17.1" style:family="table-row">
      <style:table-row-properties fo:keep-together="auto"/>
    </style:style>
    <style:style style:name="Table17.A1" style:family="table-cell">
      <style:table-cell-properties style:vertical-align="top" fo:padding="0.0382in" fo:border-left="none" fo:border-right="none" fo:border-top="none" fo:border-bottom="1pt solid #000000" style:writing-mode="lr-tb"/>
    </style:style>
    <style:style style:name="P1" style:family="paragraph" style:parent-style-name="Standard">
      <style:paragraph-properties style:line-height-at-least="0.0693in"/>
    </style:style>
    <style:style style:name="P2" style:family="paragraph" style:parent-style-name="Standard">
      <style:paragraph-properties style:text-autospace="none"/>
    </style:style>
    <style:style style:name="P3" style:family="paragraph" style:parent-style-name="Standard">
      <style:text-properties fo:color="#000000" style:font-name="Times New Roman" fo:font-size="11pt" fo:language="nl" fo:country="BE" style:font-size-asian="11pt" style:font-name-complex="Times New Roman" style:font-size-complex="11pt"/>
    </style:style>
    <style:style style:name="P4" style:family="paragraph" style:parent-style-name="Standard">
      <style:paragraph-properties style:line-height-at-least="0.0693in"/>
      <style:text-properties fo:color="#000000" style:font-name="Times New Roman" fo:font-size="11pt" style:font-size-asian="11pt" style:font-name-complex="Times New Roman" style:font-size-complex="11pt"/>
    </style:style>
    <style:style style:name="P5" style:family="paragraph" style:parent-style-name="Standard">
      <style:paragraph-properties style:line-height-at-least="0.0693in"/>
      <style:text-properties fo:color="#000000" style:font-name="Times New Roman" fo:font-size="11pt" officeooo:paragraph-rsid="0029ecd2" style:font-size-asian="11pt" style:font-name-complex="Times New Roman" style:font-size-complex="11pt"/>
    </style:style>
    <style:style style:name="P6" style:family="paragraph" style:parent-style-name="Standard">
      <style:paragraph-properties style:snap-to-layout-grid="false"/>
      <style:text-properties fo:color="#000000" style:font-name="Times New Roman" fo:font-size="11pt" officeooo:rsid="000f5dd5" officeooo:paragraph-rsid="000f5dd5" style:font-size-asian="11pt" style:font-name-complex="Times New Roman" style:font-size-complex="11pt"/>
    </style:style>
    <style:style style:name="P7" style:family="paragraph" style:parent-style-name="Standard">
      <style:paragraph-properties style:line-height-at-least="0.0693in"/>
      <style:text-properties fo:color="#000000" style:font-name="Times New Roman" fo:font-size="11pt" fo:font-weight="bold" style:font-size-asian="11pt" style:font-weight-asian="bold" style:font-name-complex="Times New Roman" style:font-size-complex="11pt" style:font-weight-complex="bold"/>
    </style:style>
    <style:style style:name="P8" style:family="paragraph" style:parent-style-name="Standard">
      <style:paragraph-properties style:line-height-at-least="0.0693in"/>
      <style:text-properties fo:color="#000000" style:font-name="Times New Roman" fo:font-size="11pt" fo:font-weight="bold" style:font-name-asian="Arial" style:font-size-asian="11pt" style:font-weight-asian="bold" style:font-name-complex="Times New Roman" style:font-size-complex="11pt" style:font-weight-complex="bold"/>
    </style:style>
    <style:style style:name="P9" style:family="paragraph" style:parent-style-name="Standard">
      <style:paragraph-properties style:line-height-at-least="0.0693in"/>
      <style:text-properties fo:color="#000000" style:font-name="Times New Roman" fo:font-size="11pt" fo:font-weight="normal" style:font-size-asian="11pt" style:font-weight-asian="normal" style:font-name-complex="Times New Roman" style:font-size-complex="11pt" style:font-weight-complex="normal"/>
    </style:style>
    <style:style style:name="P10" style:family="paragraph" style:parent-style-name="Standard">
      <style:paragraph-properties style:line-height-at-least="0.0693in"/>
      <style:text-properties fo:color="#000000" style:font-name="Times new roman" fo:font-size="11pt" style:font-name-asian="Arial" style:font-size-asian="11pt" style:font-size-complex="11pt"/>
    </style:style>
    <style:style style:name="P11" style:family="paragraph" style:parent-style-name="Standard">
      <style:paragraph-properties style:line-height-at-least="0.0693in"/>
      <style:text-properties fo:color="#000000" style:font-name="Times new roman" fo:font-size="11pt" style:font-name-asian="Arial" style:font-size-asian="11pt" style:font-name-complex="Times new roman" style:font-size-complex="11pt"/>
    </style:style>
    <style:style style:name="P12" style:family="paragraph" style:parent-style-name="Standard">
      <style:paragraph-properties style:line-height-at-least="0.0693in"/>
      <style:text-properties fo:color="#000000" style:font-name="Times new roman" fo:font-size="11pt" fo:font-weight="bold" style:font-size-asian="11pt" style:font-weight-asian="bold" style:font-name-complex="Times new roman" style:font-size-complex="11pt" style:font-weight-complex="bold"/>
    </style:style>
    <style:style style:name="P13" style:family="paragraph" style:parent-style-name="Standard">
      <style:paragraph-properties style:line-height-at-least="0.0693in"/>
      <style:text-properties fo:color="#000000" style:font-name="Times new roman" fo:font-size="11pt" fo:font-weight="bold" style:font-name-asian="Arial" style:font-size-asian="11pt" style:font-weight-asian="bold" style:font-name-complex="Times new roman" style:font-size-complex="11pt" style:font-weight-complex="bold"/>
    </style:style>
    <style:style style:name="P14" style:family="paragraph" style:parent-style-name="Standard">
      <style:paragraph-properties style:line-height-at-least="0.0693in"/>
      <style:text-properties fo:color="#000000" style:font-name="Times new roman" fo:font-size="11pt" style:font-size-asian="11pt" style:font-size-complex="11pt"/>
    </style:style>
    <style:style style:name="P15" style:family="paragraph" style:parent-style-name="Standard">
      <style:paragraph-properties style:line-height-at-least="0.0693in"/>
      <style:text-properties fo:color="#000000" style:font-name="Times new roman" fo:font-size="11pt" fo:font-weight="normal" style:font-size-asian="11pt" style:font-weight-asian="normal" style:font-name-complex="Times new roman" style:font-size-complex="11pt" style:font-weight-complex="normal"/>
    </style:style>
    <style:style style:name="P16" style:family="paragraph" style:parent-style-name="Standard">
      <style:paragraph-properties style:line-height-at-least="0.0693in"/>
      <style:text-properties fo:color="#000000" style:font-name="Times new roman" fo:font-size="11pt" fo:font-weight="normal" style:font-name-asian="Arial" style:font-size-asian="11pt" style:font-weight-asian="normal" style:font-name-complex="Times new roman" style:font-size-complex="11pt"/>
    </style:style>
    <style:style style:name="P17" style:family="paragraph" style:parent-style-name="Standard">
      <style:paragraph-properties style:line-height-at-least="0.0693in"/>
      <style:text-properties fo:color="#000000" style:font-name="Times new roman" fo:font-size="11pt" fo:font-style="normal" fo:font-weight="bold" style:font-name-asian="Arial" style:font-size-asian="11pt" style:font-style-asian="normal" style:font-weight-asian="bold" style:font-name-complex="Times new roman" style:font-size-complex="11pt" style:font-style-complex="normal"/>
    </style:style>
    <style:style style:name="P18" style:family="paragraph" style:parent-style-name="Standard">
      <style:paragraph-properties style:line-height-at-least="0.0693in"/>
      <style:text-properties fo:color="#000000" style:font-name="Times new roman" fo:font-size="11pt" fo:font-style="normal" fo:font-weight="bold" style:font-size-asian="11pt" style:font-style-asian="normal" style:font-weight-asian="bold" style:font-name-complex="Times new roman" style:font-size-complex="11pt" style:font-style-complex="normal" style:font-weight-complex="bold"/>
    </style:style>
    <style:style style:name="P19" style:family="paragraph" style:parent-style-name="Standard">
      <style:paragraph-properties style:line-height-at-least="0.0693in"/>
      <style:text-properties fo:color="#000000" style:font-name="Times new roman" fo:font-size="11pt" fo:font-style="normal" fo:font-weight="bold" officeooo:rsid="001671b1" officeooo:paragraph-rsid="001671b1" style:font-size-asian="11pt" style:font-style-asian="normal" style:font-weight-asian="bold" style:font-name-complex="Times new roman" style:font-size-complex="11pt" style:font-style-complex="normal" style:font-weight-complex="bold"/>
    </style:style>
    <style:style style:name="P20" style:family="paragraph" style:parent-style-name="Standard">
      <style:paragraph-properties style:line-height-at-least="0.0693in"/>
      <style:text-properties fo:color="#000000" style:font-name="Times new roman" fo:font-size="11pt" fo:font-style="normal" fo:font-weight="bold" officeooo:rsid="001671b1" officeooo:paragraph-rsid="00179872" style:font-size-asian="11pt" style:font-style-asian="normal" style:font-weight-asian="bold" style:font-name-complex="Times new roman" style:font-size-complex="11pt" style:font-style-complex="normal" style:font-weight-complex="bold"/>
    </style:style>
    <style:style style:name="P21" style:family="paragraph" style:parent-style-name="Standard">
      <style:paragraph-properties style:line-height-at-least="0.0693in"/>
      <style:text-properties fo:color="#000000" style:font-name="Times new roman" fo:font-size="11pt" fo:font-style="normal" fo:font-weight="bold" officeooo:rsid="001671b1" officeooo:paragraph-rsid="0022bfe3" style:font-size-asian="11pt" style:font-style-asian="normal" style:font-weight-asian="bold" style:font-name-complex="Times new roman" style:font-size-complex="11pt" style:font-style-complex="normal" style:font-weight-complex="bold"/>
    </style:style>
    <style:style style:name="P22" style:family="paragraph" style:parent-style-name="Standard">
      <style:paragraph-properties style:line-height-at-least="0.0693in"/>
      <style:text-properties fo:color="#000000" style:font-name="Times new roman" fo:font-size="11pt" fo:font-style="normal" fo:font-weight="bold" officeooo:rsid="001671b1" officeooo:paragraph-rsid="00240eba" style:font-size-asian="11pt" style:font-style-asian="normal" style:font-weight-asian="bold" style:font-name-complex="Times new roman" style:font-size-complex="11pt" style:font-style-complex="normal" style:font-weight-complex="bold"/>
    </style:style>
    <style:style style:name="P23" style:family="paragraph" style:parent-style-name="Standard">
      <style:paragraph-properties style:line-height-at-least="0.0693in"/>
      <style:text-properties fo:color="#000000" style:font-name="Times new roman" fo:font-size="11pt" fo:font-style="normal" fo:font-weight="bold" officeooo:rsid="00198946" officeooo:paragraph-rsid="00198946" style:font-size-asian="11pt" style:font-style-asian="normal" style:font-weight-asian="bold" style:font-name-complex="Times new roman" style:font-size-complex="11pt" style:font-style-complex="normal" style:font-weight-complex="bold"/>
    </style:style>
    <style:style style:name="P24" style:family="paragraph" style:parent-style-name="Standard">
      <style:paragraph-properties style:line-height-at-least="0.0693in"/>
      <style:text-properties fo:color="#000000" style:font-name="Times new roman" fo:font-size="11pt" fo:font-style="normal" fo:font-weight="bold" officeooo:rsid="00198946" officeooo:paragraph-rsid="001b2bac" style:font-size-asian="11pt" style:font-style-asian="normal" style:font-weight-asian="bold" style:font-name-complex="Times new roman" style:font-size-complex="11pt" style:font-style-complex="normal" style:font-weight-complex="bold"/>
    </style:style>
    <style:style style:name="P25" style:family="paragraph" style:parent-style-name="Standard">
      <style:paragraph-properties style:line-height-at-least="0.0693in"/>
      <style:text-properties fo:color="#000000"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P26" style:family="paragraph" style:parent-style-name="Standard">
      <style:paragraph-properties style:line-height-at-least="0.0693in"/>
      <style:text-properties fo:color="#000000" style:font-name="Times new roman" fo:font-size="11pt" fo:font-style="normal" fo:font-weight="normal" officeooo:rsid="001671b1" officeooo:paragraph-rsid="001671b1" style:font-size-asian="11pt" style:font-style-asian="normal" style:font-weight-asian="normal" style:font-name-complex="Times new roman" style:font-size-complex="11pt" style:font-style-complex="normal" style:font-weight-complex="normal"/>
    </style:style>
    <style:style style:name="P27" style:family="paragraph" style:parent-style-name="Standard">
      <style:paragraph-properties style:line-height-at-least="0.0693in"/>
      <style:text-properties fo:color="#000000" style:font-name="Times new roman" fo:font-size="11pt" fo:font-style="normal" fo:font-weight="normal" officeooo:rsid="001671b1" officeooo:paragraph-rsid="00240eba" style:font-size-asian="11pt" style:font-style-asian="normal" style:font-weight-asian="normal" style:font-name-complex="Times new roman" style:font-size-complex="11pt" style:font-style-complex="normal" style:font-weight-complex="normal"/>
    </style:style>
    <style:style style:name="P28" style:family="paragraph" style:parent-style-name="Standard">
      <style:paragraph-properties style:line-height-at-least="0.0693in"/>
      <style:text-properties fo:color="#000000" style:font-name="Times new roman" fo:font-size="11pt" fo:font-style="normal" fo:font-weight="normal" officeooo:rsid="001671b1" officeooo:paragraph-rsid="00260ddc" style:font-size-asian="11pt" style:font-style-asian="normal" style:font-weight-asian="normal" style:font-name-complex="Times new roman" style:font-size-complex="11pt" style:font-style-complex="normal" style:font-weight-complex="normal"/>
    </style:style>
    <style:style style:name="P29" style:family="paragraph" style:parent-style-name="Standard">
      <style:paragraph-properties style:line-height-at-least="0.0693in"/>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P30" style:family="paragraph" style:parent-style-name="Standard">
      <style:paragraph-properties style:line-height-at-least="0.0693in"/>
      <style:text-properties fo:color="#000000" style:font-name="times new roman" fo:font-size="11pt" style:font-size-asian="11pt" style:font-name-complex="times new roman" style:font-size-complex="11pt"/>
    </style:style>
    <style:style style:name="P31" style:family="paragraph" style:parent-style-name="Standard">
      <style:text-properties style:font-name="Times new roman" fo:font-size="11pt" style:font-size-asian="11pt" style:font-size-complex="11pt"/>
    </style:style>
    <style:style style:name="P32" style:family="paragraph" style:parent-style-name="Standard">
      <style:text-properties style:font-name="Times New Roman" fo:font-size="11pt" style:font-size-asian="11pt" style:font-size-complex="11pt"/>
    </style:style>
    <style:style style:name="P33" style:family="paragraph" style:parent-style-name="Standard">
      <style:paragraph-properties style:line-height-at-least="0.0693in"/>
      <style:text-properties officeooo:rsid="000e4b89" officeooo:paragraph-rsid="000e4b89"/>
    </style:style>
    <style:style style:name="P34" style:family="paragraph" style:parent-style-name="Text_20_body">
      <style:paragraph-properties style:line-height-at-least="0.0693in"/>
      <style:text-properties fo:color="#000000" style:font-name="Times new roman" fo:font-size="11pt" style:font-name-asian="Arial" style:font-size-asian="11pt" style:font-size-complex="11pt"/>
    </style:style>
    <style:style style:name="P35" style:family="paragraph" style:parent-style-name="Text_20_body">
      <style:paragraph-properties style:line-height-at-least="0.0693in"/>
      <style:text-properties fo:color="#000000" style:font-name="Times new roman" fo:font-size="11pt" style:font-name-asian="Arial" style:font-size-asian="11pt" style:font-name-complex="Times new roman" style:font-size-complex="11pt"/>
    </style:style>
    <style:style style:name="P36" style:family="paragraph" style:parent-style-name="Text_20_body">
      <style:paragraph-properties style:line-height-at-least="0.0693in"/>
      <style:text-properties fo:color="#000000" style:font-name="Times new roman" fo:font-size="11pt" fo:font-style="normal" fo:font-weight="bold" style:font-name-asian="Arial" style:font-size-asian="11pt" style:font-style-asian="normal" style:font-weight-asian="bold" style:font-name-complex="Times new roman" style:font-size-complex="11pt" style:font-style-complex="normal"/>
    </style:style>
    <style:style style:name="P37" style:family="paragraph" style:parent-style-name="Text_20_body">
      <style:paragraph-properties style:snap-to-layout-grid="false"/>
      <style:text-properties fo:color="#000000" style:font-name="Times new roman" fo:font-size="11pt" style:font-size-asian="11pt" style:font-name-complex="Times New Roman" style:font-size-complex="11pt"/>
    </style:style>
    <style:style style:name="P38" style:family="paragraph" style:parent-style-name="Text_20_body">
      <style:text-properties style:font-name="Times new roman" fo:font-size="11pt" style:font-size-asian="11pt" style:font-name-complex="Times new roman" style:font-size-complex="11pt"/>
    </style:style>
    <style:style style:name="P39" style:family="paragraph" style:parent-style-name="Text_20_body">
      <style:text-properties style:font-name="Times new roman" fo:font-size="11pt" fo:font-weight="bold" style:font-size-asian="11pt" style:font-weight-asian="bold" style:font-name-complex="Times new roman" style:font-size-complex="11pt"/>
    </style:style>
    <style:style style:name="P40" style:family="paragraph" style:parent-style-name="Text_20_body">
      <style:paragraph-properties fo:margin-top="0in" fo:margin-bottom="0.0835in" loext:contextual-spacing="false" style:snap-to-layout-grid="false"/>
      <style:text-properties fo:color="#000000" style:font-name="Times New Roman" fo:font-size="11pt" officeooo:paragraph-rsid="000f5dd5" style:font-size-asian="11pt" style:font-name-complex="Times New Roman"/>
    </style:style>
    <style:style style:name="P41" style:family="paragraph" style:parent-style-name="Table_20_Contents">
      <style:paragraph-properties style:snap-to-layout-grid="false"/>
    </style:style>
    <style:style style:name="P42" style:family="paragraph" style:parent-style-name="Table_20_Contents">
      <style:paragraph-properties style:snap-to-layout-grid="false"/>
      <style:text-properties fo:color="#000000" style:font-name="Times New Roman" fo:font-size="18pt" fo:font-style="italic" fo:font-weight="bold" style:font-size-asian="18pt" style:font-style-asian="italic" style:font-weight-asian="bold" style:font-name-complex="Times New Roman" style:font-size-complex="11pt" style:font-style-complex="italic" style:font-weight-complex="bold"/>
    </style:style>
    <style:style style:name="P43" style:family="paragraph" style:parent-style-name="Table_20_Contents">
      <style:paragraph-properties style:snap-to-layout-grid="false"/>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P44" style:family="paragraph" style:parent-style-name="Table_20_Contents">
      <style:paragraph-properties style:snap-to-layout-grid="false"/>
      <style:text-properties fo:color="#000000" style:font-name="Times New Roman" fo:font-size="11pt" fo:font-style="italic" fo:font-weight="bold" officeooo:rsid="000f5dd5" officeooo:paragraph-rsid="000f5dd5" style:font-size-asian="11pt" style:font-style-asian="italic" style:font-weight-asian="bold" style:font-name-complex="Times New Roman" style:font-size-complex="11pt" style:font-style-complex="italic" style:font-weight-complex="bold"/>
    </style:style>
    <style:style style:name="P45" style:family="paragraph" style:parent-style-name="Table_20_Contents">
      <style:text-properties fo:color="#000000" style:font-name="Times New Roman" fo:font-size="11pt" style:font-size-asian="11pt" style:font-name-complex="Times New Roman" style:font-size-complex="11pt"/>
    </style:style>
    <style:style style:name="P46" style:family="paragraph" style:parent-style-name="Table_20_Contents">
      <style:paragraph-properties style:snap-to-layout-grid="false"/>
      <style:text-properties fo:color="#000000" style:font-name="Times New Roman" fo:font-size="11pt" style:font-size-asian="11pt" style:font-name-complex="Times New Roman" style:font-size-complex="11pt"/>
    </style:style>
    <style:style style:name="P47" style:family="paragraph" style:parent-style-name="Table_20_Contents">
      <style:paragraph-properties style:snap-to-layout-grid="false"/>
      <style:text-properties fo:color="#000000" style:font-name="Times New Roman" fo:font-size="11pt" officeooo:paragraph-rsid="002e1f70" style:font-size-asian="11pt" style:font-name-complex="Times New Roman" style:font-size-complex="11pt"/>
    </style:style>
    <style:style style:name="P48" style:family="paragraph" style:parent-style-name="Table_20_Contents">
      <style:paragraph-properties style:snap-to-layout-grid="false"/>
      <style:text-properties fo:color="#000000" style:font-name="Times New Roman" fo:font-size="11pt" officeooo:rsid="000f5dd5" officeooo:paragraph-rsid="000f5dd5" style:font-size-asian="11pt" style:font-name-complex="Times New Roman" style:font-size-complex="11pt"/>
    </style:style>
    <style:style style:name="P49" style:family="paragraph" style:parent-style-name="Table_20_Contents">
      <style:paragraph-properties style:snap-to-layout-grid="false"/>
      <style:text-properties fo:color="#000000" style:font-name="Times New Roman" fo:font-size="11pt" fo:language="nl" fo:country="BE" style:font-size-asian="11pt" style:font-name-complex="Times New Roman" style:font-size-complex="11pt"/>
    </style:style>
    <style:style style:name="P50" style:family="paragraph" style:parent-style-name="Table_20_Contents">
      <style:paragraph-properties style:snap-to-layout-grid="false"/>
      <style:text-properties fo:color="#000000" style:font-name="Times New Roman" fo:font-size="11pt" fo:language="nl" fo:country="BE" fo:font-style="italic" fo:font-weight="bold" style:font-size-asian="11pt" style:font-style-asian="italic" style:font-weight-asian="bold" style:font-name-complex="Times New Roman" style:font-size-complex="11pt" style:font-style-complex="italic" style:font-weight-complex="bold"/>
    </style:style>
    <style:style style:name="P51" style:family="paragraph" style:parent-style-name="Table_20_Contents">
      <style:paragraph-properties style:snap-to-layout-grid="false"/>
      <style:text-properties fo:color="#000000" style:font-name="Times New Roman" fo:font-size="11pt" officeooo:rsid="002ad73a" officeooo:paragraph-rsid="002ad73a" style:font-name-asian="Times New Roman" style:font-size-asian="11pt" style:font-name-complex="Times New Roman" style:font-size-complex="11pt"/>
    </style:style>
    <style:style style:name="P52" style:family="paragraph" style:parent-style-name="Table_20_Contents">
      <style:paragraph-properties style:snap-to-layout-grid="false"/>
      <style:text-properties fo:color="#000000" style:font-name="Times new roman" fo:font-size="11pt" style:font-size-asian="11pt" style:font-name-complex="Times New Roman" style:font-size-complex="11pt"/>
    </style:style>
    <style:style style:name="P53" style:family="paragraph" style:parent-style-name="Table_20_Contents">
      <style:paragraph-properties style:snap-to-layout-grid="false"/>
      <style:text-properties fo:color="#000000" style:font-name="Times new roman" fo:font-size="11pt" style:font-name-asian="Times New Roman" style:font-size-asian="11pt" style:font-name-complex="Times New Roman" style:font-size-complex="11pt"/>
    </style:style>
    <style:style style:name="P54" style:family="paragraph" style:parent-style-name="Table_20_Contents">
      <style:paragraph-properties style:snap-to-layout-grid="false"/>
      <style:text-properties style:font-name="Times New Roman" style:font-name-complex="Times New Roman"/>
    </style:style>
    <style:style style:name="P55" style:family="paragraph" style:parent-style-name="Table_20_Contents">
      <style:paragraph-properties style:snap-to-layout-grid="false"/>
      <style:text-properties style:font-name="Times New Roman" fo:font-size="11pt" officeooo:rsid="002ad73a" officeooo:paragraph-rsid="002ad73a" style:font-size-asian="11pt" style:font-size-complex="11pt"/>
    </style:style>
    <style:style style:name="P56" style:family="paragraph" style:parent-style-name="Table_20_Contents">
      <style:paragraph-properties style:snap-to-layout-grid="false"/>
      <style:text-properties style:font-name="Times new roman"/>
    </style:style>
    <style:style style:name="P57" style:family="paragraph" style:parent-style-name="Text_20_body">
      <style:paragraph-properties fo:padding="0in" fo:border="none"/>
    </style:style>
    <style:style style:name="P58" style:family="paragraph" style:parent-style-name="Standard">
      <style:paragraph-properties fo:margin-left="-0.8126in" fo:margin-right="0in" fo:text-indent="0.8126in" style:auto-text-indent="false"/>
      <style:text-properties fo:color="#000000" style:font-name="Times New Roman" fo:font-size="11pt" style:font-size-asian="11pt" style:font-name-complex="Times New Roman" style:font-size-complex="11pt"/>
    </style:style>
    <style:style style:name="P59" style:family="paragraph" style:parent-style-name="Standard">
      <style:paragraph-properties fo:margin-left="-0.8126in" fo:margin-right="0in" fo:text-indent="0.8126in" style:auto-text-indent="false"/>
      <style:text-properties fo:color="#000000" style:font-name="Times New Roman" fo:font-size="11pt" officeooo:paragraph-rsid="0010ad30" style:font-size-asian="11pt" style:font-name-complex="Times New Roman" style:font-size-complex="11pt"/>
    </style:style>
    <style:style style:name="P60" style:family="paragraph" style:parent-style-name="Standard">
      <style:paragraph-properties fo:margin-left="-0.8126in" fo:margin-right="0in" fo:text-indent="0.8126in" style:auto-text-indent="false"/>
      <style:text-properties fo:color="#000000" style:font-name="Times New Roman" fo:font-size="11pt" officeooo:rsid="001d28fd" officeooo:paragraph-rsid="001d28fd" style:font-size-asian="11pt" style:font-name-complex="Times New Roman" style:font-size-complex="11pt"/>
    </style:style>
    <style:style style:name="P61" style:family="paragraph" style:parent-style-name="Standard">
      <style:paragraph-properties fo:margin-left="-0.8126in" fo:margin-right="0in" style:line-height-at-least="0.0693in" fo:text-indent="0.8126in" style:auto-text-indent="false" style:text-autospace="none"/>
      <style:text-properties fo:color="#000000" style:font-name="times new roman" fo:font-size="10.5pt" style:font-size-asian="10.5pt" style:font-name-complex="times new roman" style:font-size-complex="10.5pt"/>
    </style:style>
    <style:style style:name="P62" style:family="paragraph" style:parent-style-name="Standard">
      <style:paragraph-properties fo:margin-left="-0.8126in" fo:margin-right="0in" fo:text-indent="0.8126in" style:auto-text-indent="false"/>
      <style:text-properties style:font-name="Times New Roman" fo:font-size="11pt" officeooo:paragraph-rsid="001d28fd" style:font-size-asian="11pt" style:font-size-complex="11pt"/>
    </style:style>
    <style:style style:name="P63" style:family="paragraph" style:parent-style-name="Standard">
      <style:paragraph-properties fo:margin-left="0in" fo:margin-right="0in" style:line-height-at-least="0.0693in" fo:text-indent="0in" style:auto-text-indent="false" style:text-autospace="none"/>
      <style:text-properties fo:color="#000000" style:font-name="Times New Roman" fo:font-size="11pt" style:font-size-asian="11pt" style:font-name-complex="Times New Roman" style:font-size-complex="11pt"/>
    </style:style>
    <style:style style:name="P64" style:family="paragraph" style:parent-style-name="Text_20_body">
      <style:paragraph-properties fo:margin-left="0in" fo:margin-right="0in" fo:text-indent="0in" style:auto-text-indent="false"/>
    </style:style>
    <style:style style:name="P65" style:family="paragraph" style:parent-style-name="Standard">
      <style:paragraph-properties fo:margin-left="-0.8126in" fo:margin-right="0in" fo:text-indent="0in" style:auto-text-indent="false"/>
      <style:text-properties fo:color="#000000" style:font-name="times new roman" fo:font-size="10.5pt" style:font-size-asian="10.5pt" style:font-name-complex="times new roman" style:font-size-complex="10.5pt"/>
    </style:style>
    <style:style style:name="P66" style:family="paragraph" style:parent-style-name="Standard">
      <style:text-properties fo:color="#000000" style:font-name="Times New Roman" fo:font-size="11pt" officeooo:rsid="002a3777" officeooo:paragraph-rsid="002a3777" style:font-name-asian="Times New Roman" style:font-size-asian="11pt" style:font-name-complex="Times New Roman" style:font-size-complex="11pt"/>
    </style:style>
    <style:style style:name="P67" style:family="paragraph" style:parent-style-name="Standard">
      <style:text-properties fo:color="#000000" style:font-name="Times New Roman" fo:font-size="11pt" officeooo:rsid="00432476" officeooo:paragraph-rsid="00432476" style:font-name-asian="Times New Roman" style:font-size-asian="11pt" style:font-name-complex="Times New Roman" style:font-size-complex="11pt"/>
    </style:style>
    <style:style style:name="P68" style:family="paragraph" style:parent-style-name="Standard">
      <style:paragraph-properties style:line-height-at-least="0.0693in"/>
      <style:text-properties fo:color="#000000" style:font-name="Times New Roman" fo:font-size="11pt" style:font-size-asian="11pt" style:font-name-complex="Times New Roman" style:font-size-complex="11pt"/>
    </style:style>
    <style:style style:name="P69" style:family="paragraph" style:parent-style-name="Standard">
      <style:paragraph-properties style:line-height-at-least="0.0693in"/>
      <style:text-properties fo:color="#000000" style:font-name="Times New Roman" fo:font-size="11pt" officeooo:rsid="003803b3" officeooo:paragraph-rsid="003803b3" style:font-size-asian="11pt" style:font-name-complex="Times New Roman" style:font-size-complex="11pt"/>
    </style:style>
    <style:style style:name="P70" style:family="paragraph" style:parent-style-name="Standard">
      <style:paragraph-properties style:line-height-at-least="0.0693in"/>
      <style:text-properties fo:color="#000000" style:font-name="Times New Roman" fo:font-size="11pt" fo:font-weight="bold" style:font-size-asian="11pt" style:font-weight-asian="bold" style:font-name-complex="Times New Roman" style:font-size-complex="11pt" style:font-weight-complex="bold"/>
    </style:style>
    <style:style style:name="P71" style:family="paragraph" style:parent-style-name="Standard">
      <style:paragraph-properties style:line-height-at-least="0.0693in"/>
      <style:text-properties fo:color="#000000" style:font-name="Times new roman" fo:font-size="11pt" style:font-name-asian="Arial" style:font-size-asian="11pt" style:font-size-complex="11pt"/>
    </style:style>
    <style:style style:name="P72" style:family="paragraph" style:parent-style-name="Standard">
      <style:paragraph-properties style:line-height-at-least="0.0693in"/>
      <style:text-properties fo:color="#000000" style:font-name="Times new roman" fo:font-size="11pt" fo:font-weight="bold" style:font-name-asian="Arial" style:font-size-asian="11pt" style:font-weight-asian="bold" style:font-name-complex="Times new roman" style:font-size-complex="11pt" style:font-weight-complex="bold"/>
    </style:style>
    <style:style style:name="P73" style:family="paragraph" style:parent-style-name="Standard">
      <style:paragraph-properties style:line-height-at-least="0.0693in"/>
      <style:text-properties fo:color="#000000" style:font-name="Times new roman" fo:font-size="11pt" fo:font-weight="bold" style:font-size-asian="11pt" style:font-weight-asian="bold" style:font-name-complex="Times new roman" style:font-size-complex="11pt" style:font-weight-complex="bold"/>
    </style:style>
    <style:style style:name="P74" style:family="paragraph" style:parent-style-name="Standard">
      <style:paragraph-properties style:line-height-at-least="0.0693in"/>
      <style:text-properties fo:color="#000000" style:font-name="Times new roman" fo:font-size="11pt" fo:font-style="normal" fo:font-weight="bold" officeooo:rsid="001671b1" style:font-size-asian="11pt" style:font-style-asian="normal" style:font-weight-asian="bold" style:font-name-complex="Times new roman" style:font-size-complex="11pt" style:font-style-complex="normal" style:font-weight-complex="bold"/>
    </style:style>
    <style:style style:name="P75" style:family="paragraph" style:parent-style-name="Standard">
      <style:paragraph-properties style:line-height-at-least="0.0693in"/>
      <style:text-properties fo:color="#000000" style:font-name="Times new roman" fo:font-size="11pt" fo:font-style="normal" fo:font-weight="bold" officeooo:rsid="00198946" officeooo:paragraph-rsid="001b2bac" style:font-size-asian="11pt" style:font-style-asian="normal" style:font-weight-asian="bold" style:font-name-complex="Times new roman" style:font-size-complex="11pt" style:font-style-complex="normal" style:font-weight-complex="bold"/>
    </style:style>
    <style:style style:name="P76" style:family="paragraph" style:parent-style-name="Standard">
      <style:paragraph-properties style:line-height-at-least="0.0693in"/>
      <style:text-properties fo:color="#000000" style:font-name="Times new roman" fo:font-size="11pt" fo:font-style="normal" fo:font-weight="bold" officeooo:rsid="00198946" officeooo:paragraph-rsid="00198946" style:font-size-asian="11pt" style:font-style-asian="normal" style:font-weight-asian="bold" style:font-name-complex="Times new roman" style:font-size-complex="11pt" style:font-style-complex="normal" style:font-weight-complex="bold"/>
    </style:style>
    <style:style style:name="P77" style:family="paragraph" style:parent-style-name="Standard">
      <style:paragraph-properties style:line-height-at-least="0.0693in"/>
      <style:text-properties fo:color="#000000"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P78" style:family="paragraph" style:parent-style-name="Standard" style:list-style-name="L1">
      <style:paragraph-properties style:line-height-at-least="0.0693in"/>
      <style:text-properties style:font-name="Times New Roman" fo:font-size="11pt" style:font-size-asian="11pt" style:font-size-complex="11pt"/>
    </style:style>
    <style:style style:name="P79" style:family="paragraph" style:parent-style-name="Standard">
      <style:paragraph-properties style:line-height-at-least="0.0693in" fo:break-before="page"/>
      <style:text-properties fo:color="#000000" style:font-name="Times new roman" fo:font-size="11pt" style:font-name-asian="Arial" style:font-size-asian="11pt" style:font-size-complex="11pt"/>
    </style:style>
    <style:style style:name="P80" style:family="paragraph" style:parent-style-name="Table_20_Contents">
      <style:paragraph-properties style:snap-to-layout-grid="false"/>
      <style:text-properties fo:color="#000000" style:font-name="Times New Roman" fo:font-size="11pt" officeooo:rsid="002e1f70" officeooo:paragraph-rsid="002e1f70" style:font-size-asian="11pt" style:font-name-complex="Times New Roman" style:font-size-complex="11pt"/>
    </style:style>
    <style:style style:name="P81" style:family="paragraph" style:parent-style-name="Table_20_Contents">
      <style:paragraph-properties style:snap-to-layout-grid="false"/>
      <style:text-properties fo:color="#000000" style:font-name="Times New Roman" fo:font-size="11pt" fo:language="zxx" fo:country="none" style:font-size-asian="11pt" style:language-asian="zxx" style:country-asian="none" style:font-name-complex="Times New Roman" style:font-size-complex="11pt" style:language-complex="zxx" style:country-complex="none"/>
    </style:style>
    <style:style style:name="P82" style:family="paragraph" style:parent-style-name="Table_20_Contents">
      <style:paragraph-properties style:snap-to-layout-grid="false"/>
      <style:text-properties fo:color="#000000" style:font-name="Times new roman" fo:font-size="11pt" officeooo:rsid="003e369a" officeooo:paragraph-rsid="003e369a" style:font-size-asian="11pt" style:font-name-complex="Times New Roman" style:font-size-complex="11pt"/>
    </style:style>
    <style:style style:name="P83" style:family="paragraph" style:parent-style-name="Table_20_Contents">
      <style:paragraph-properties style:snap-to-layout-grid="false"/>
    </style:style>
    <style:style style:name="P84" style:family="paragraph" style:parent-style-name="Text_20_body">
      <style:text-properties style:font-name="Times New Roman" fo:font-size="11pt" style:font-size-asian="11pt" style:font-size-complex="11pt"/>
    </style:style>
    <style:style style:name="P85" style:family="paragraph" style:parent-style-name="Text_20_body">
      <style:paragraph-properties style:line-height-at-least="0.0693in"/>
      <style:text-properties fo:color="#000000" style:font-name="Times new roman" fo:font-size="11pt" style:font-name-asian="Arial" style:font-size-asian="11pt" style:font-size-complex="11pt"/>
    </style:style>
    <style:style style:name="P86" style:family="paragraph" style:parent-style-name="Text_20_body">
      <style:paragraph-properties style:snap-to-layout-grid="false"/>
    </style:style>
    <style:style style:name="P87" style:family="paragraph" style:parent-style-name="Text_20_body">
      <style:paragraph-properties fo:margin-left="0in" fo:margin-right="0in" fo:text-indent="0in" style:auto-text-indent="false"/>
      <style:text-properties style:font-name="Times New Roman" fo:font-size="11pt" style:font-size-asian="11pt" style:font-size-complex="11pt"/>
    </style:style>
    <style:style style:name="P88" style:family="paragraph" style:parent-style-name="Text_20_body">
      <style:paragraph-properties fo:padding="0in" fo:border="none"/>
      <style:text-properties style:font-name="Times New Roman" fo:font-size="11pt" style:font-size-asian="11pt" style:font-size-complex="11pt"/>
    </style:style>
    <style:style style:name="T1" style:family="text">
      <style:text-properties style:font-name-asian="Times New Roman"/>
    </style:style>
    <style:style style:name="T2" style:family="text">
      <style:text-properties style:font-name-asian="Times New Roman" style:font-name-complex="Times new roman"/>
    </style:style>
    <style:style style:name="T3" style:family="text">
      <style:text-properties officeooo:rsid="000f5dd5" style:font-name-asian="Times New Roman"/>
    </style:style>
    <style:style style:name="T4" style:family="text">
      <style:text-properties officeooo:rsid="0010ad30" style:font-name-asian="Times New Roman"/>
    </style:style>
    <style:style style:name="T5" style:family="text">
      <style:text-properties officeooo:rsid="000e4b89" style:font-name-asian="Times New Roman"/>
    </style:style>
    <style:style style:name="T6" style:family="text">
      <style:text-properties officeooo:rsid="002f6e39" style:font-name-asian="Times New Roman"/>
    </style:style>
    <style:style style:name="T7" style:family="text">
      <style:text-properties officeooo:rsid="00432476" style:font-name-asian="Times New Roman"/>
    </style:style>
    <style:style style:name="T8" style:family="text">
      <style:text-properties style:font-name-complex="Times new roman"/>
    </style:style>
    <style:style style:name="T9" style:family="text">
      <style:text-properties style:font-name="Times New Roman"/>
    </style:style>
    <style:style style:name="T10" style:family="text">
      <style:text-properties style:font-name="Times New Roman" fo:font-size="11pt" fo:font-weight="bold" style:font-size-asian="11pt" style:font-weight-asian="bold" style:font-name-complex="Times New Roman" style:font-size-complex="11pt" style:font-weight-complex="bold"/>
    </style:style>
    <style:style style:name="T11" style:family="text">
      <style:text-properties style:font-name="Times New Roman" fo:font-size="11pt" fo:font-weight="bold" style:font-size-asian="11pt" style:font-weight-asian="bold" style:font-name-complex="Times new roman" style:font-size-complex="11pt" style:font-weight-complex="bold"/>
    </style:style>
    <style:style style:name="T12" style:family="text">
      <style:text-properties style:font-name="Times New Roman" fo:font-size="11pt" fo:font-weight="bold" style:font-size-asian="11pt" style:font-weight-asian="bold" style:font-size-complex="11pt" style:font-weight-complex="bold"/>
    </style:style>
    <style:style style:name="T13" style:family="text">
      <style:text-properties style:font-name="Times New Roman" fo:font-size="11pt" fo:font-weight="bold" style:font-size-asian="11pt" style:font-weight-asian="normal" style:font-name-complex="Times new roman" style:font-size-complex="11pt" style:font-weight-complex="normal"/>
    </style:style>
    <style:style style:name="T14" style:family="text">
      <style:text-properties style:font-name="Times New Roman" fo:font-size="11pt" style:font-size-asian="11pt" style:font-name-complex="Times New Roman" style:font-size-complex="11pt"/>
    </style:style>
    <style:style style:name="T15" style:family="text">
      <style:text-properties style:font-name="Times New Roman" fo:font-size="11pt" style:font-size-asian="11pt" style:font-size-complex="11pt"/>
    </style:style>
    <style:style style:name="T16" style:family="text">
      <style:text-properties style:font-name="Times New Roman" fo:font-size="11pt" fo:font-weight="normal" style:font-size-asian="11pt" style:font-weight-asian="normal" style:font-name-complex="Times new roman" style:font-size-complex="11pt" style:font-weight-complex="normal"/>
    </style:style>
    <style:style style:name="T17" style:family="text">
      <style:text-properties style:font-name="Times New Roman" fo:font-size="11pt" fo:font-weight="normal" officeooo:rsid="002991fd" style:font-size-asian="11pt" style:font-weight-asian="normal" style:font-name-complex="Times new roman" style:font-size-complex="11pt" style:font-weight-complex="normal"/>
    </style:style>
    <style:style style:name="T18" style:family="text">
      <style:text-properties style:font-name="Times New Roman" fo:font-size="11pt" fo:font-weight="normal" style:font-size-asian="11pt" style:font-weight-asian="normal" style:font-size-complex="11pt" style:font-weight-complex="normal"/>
    </style:style>
    <style:style style:name="T19" style:family="text">
      <style:text-properties style:font-name="Times New Roman" fo:font-size="11pt" fo:font-style="italic" style:font-size-asian="11pt" style:font-size-complex="11pt"/>
    </style:style>
    <style:style style:name="T20" style:family="text">
      <style:text-properties style:font-name="Times New Roman" style:font-name-complex="Times New Roman"/>
    </style:style>
    <style:style style:name="T21" style:family="text">
      <style:text-properties style:font-name="Times New Roman" fo:font-style="normal" fo:font-weight="bold" style:font-style-asian="normal" style:font-weight-asian="bold" style:font-name-complex="Times new roman" style:font-style-complex="normal" style:font-weight-complex="bold"/>
    </style:style>
    <style:style style:name="T22" style:family="text">
      <style:text-properties style:font-name="Times New Roman" fo:font-style="normal" fo:font-weight="normal" style:font-style-asian="normal" style:font-weight-asian="normal" style:font-name-complex="Times new roman" style:font-style-complex="normal" style:font-weight-complex="normal"/>
    </style:style>
    <style:style style:name="T23" style:family="text">
      <style:text-properties style:font-name="Times New Roman" fo:font-weight="normal" style:font-weight-asian="normal" style:font-name-complex="Times New Roman" style:font-weight-complex="normal"/>
    </style:style>
    <style:style style:name="T24" style:family="text">
      <style:text-properties fo:color="#000000" style:font-name="Times new roman" fo:font-size="11pt" style:font-size-asian="11pt" style:font-name-complex="Times new roman" style:font-size-complex="11pt"/>
    </style:style>
    <style:style style:name="T25" style:family="text">
      <style:text-properties fo:color="#000000" style:font-name="Times new roman" fo:font-size="11pt" style:font-size-asian="11pt" style:font-size-complex="11pt"/>
    </style:style>
    <style:style style:name="T26" style:family="text">
      <style:text-properties fo:color="#000000" style:font-name="Times new roman" fo:font-size="11pt" officeooo:rsid="00398d12" style:font-size-asian="11pt" style:font-size-complex="11pt"/>
    </style:style>
    <style:style style:name="T27" style:family="text">
      <style:text-properties fo:color="#000000" style:font-name="Times new roman" fo:font-size="11pt" officeooo:rsid="003d1abf" style:font-size-asian="11pt" style:font-size-complex="11pt"/>
    </style:style>
    <style:style style:name="T28" style:family="text">
      <style:text-properties fo:color="#000000" style:font-name="Times new roman" fo:font-size="11pt" style:font-name-asian="Times New Roman" style:font-size-asian="11pt" style:font-size-complex="11pt"/>
    </style:style>
    <style:style style:name="T29" style:family="text">
      <style:text-properties fo:color="#000000" style:font-name="Times new roman" fo:font-size="11pt" style:font-name-asian="Times New Roman" style:font-size-asian="11pt" style:font-name-complex="Times new roman" style:font-size-complex="11pt"/>
    </style:style>
    <style:style style:name="T30" style:family="text">
      <style:text-properties fo:color="#000000" style:font-name="Times new roman" fo:font-size="11pt" fo:font-style="normal" fo:font-weight="bold" style:font-size-asian="11pt" style:font-style-asian="normal" style:font-weight-asian="bold" style:font-name-complex="Times new roman" style:font-size-complex="11pt" style:font-style-complex="normal" style:font-weight-complex="bold"/>
    </style:style>
    <style:style style:name="T31" style:family="text">
      <style:text-properties fo:color="#000000" style:font-name="Times new roman" fo:font-size="11pt" fo:font-weight="normal" style:font-size-asian="11pt" style:font-weight-asian="normal" style:font-name-complex="Times new roman" style:font-size-complex="11pt" style:font-weight-complex="normal"/>
    </style:style>
    <style:style style:name="T32" style:family="text">
      <style:text-properties fo:color="#000000" style:font-name="Times New Roman" fo:font-size="11pt" style:font-name-asian="Times New Roman" style:font-size-asian="11pt" style:font-name-complex="Times New Roman" style:font-size-complex="11pt"/>
    </style:style>
    <style:style style:name="T33" style:family="tex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T34" style:family="text">
      <style:text-properties fo:color="#000000" style:font-name="Times New Roman" fo:font-size="11pt"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T35" style:family="text">
      <style:text-properties fo:color="#000000" style:font-name="times new roman" fo:font-size="11pt" fo:font-weight="bold" style:font-size-asian="11pt" style:font-weight-asian="bold" style:font-name-complex="times new roman" style:font-size-complex="11pt"/>
    </style:style>
    <style:style style:name="T36" style:family="text">
      <style:text-properties fo:color="#000000" style:font-name="times new roman" fo:font-size="11pt" fo:font-weight="bold" style:font-size-asian="11pt" style:font-weight-asian="bold" style:font-name-complex="times new roman" style:font-size-complex="11pt" style:font-weight-complex="bold"/>
    </style:style>
    <style:style style:name="T37" style:family="text">
      <style:text-properties fo:color="#000000" style:font-name="times new roman" fo:font-size="11pt" fo:font-weight="bold" style:font-name-asian="times new roman" style:font-size-asian="11pt" style:font-weight-asian="bold" style:font-name-complex="times new roman" style:font-size-complex="11pt"/>
    </style:style>
    <style:style style:name="T38" style:family="text">
      <style:text-properties fo:color="#000000" style:font-name="times new roman" fo:font-size="11pt" style:font-size-asian="11pt" style:font-name-complex="times new roman" style:font-size-complex="11pt"/>
    </style:style>
    <style:style style:name="T39" style:family="text">
      <style:text-properties fo:color="#000000" style:font-name="times new roman" fo:font-size="11pt" style:font-name-asian="times new roman" style:font-size-asian="11pt" style:font-name-complex="times new roman" style:font-size-complex="11pt"/>
    </style:style>
    <style:style style:name="T40" style:family="text">
      <style:text-properties fo:color="#000000" style:font-name="times new roman" fo:font-size="11pt" fo:font-style="italic" fo:font-weight="bold" style:font-size-asian="11pt" style:font-style-asian="italic" style:font-weight-asian="bold" style:font-name-complex="times new roman" style:font-size-complex="11pt" style:font-weight-complex="bold"/>
    </style:style>
    <style:style style:name="T41" style:family="text">
      <style:text-properties fo:color="#000000" style:font-name="times new roman" fo:font-size="11pt" fo:font-style="italic" fo:font-weight="bold" style:font-name-asian="times new roman" style:font-size-asian="11pt" style:font-style-asian="italic" style:font-weight-asian="bold" style:font-name-complex="times new roman" style:font-size-complex="11pt"/>
    </style:style>
    <style:style style:name="T42" style:family="text">
      <style:text-properties fo:color="#000000" style:font-name="times new roman" fo:font-size="11pt" fo:font-style="italic" fo:font-weight="bold" style:font-name-asian="times new roman" style:font-size-asian="11pt" style:font-style-asian="italic" style:font-weight-asian="bold" style:font-name-complex="times new roman" style:font-size-complex="11pt" style:font-weight-complex="bold"/>
    </style:style>
    <style:style style:name="T43" style:family="text">
      <style:text-properties fo:color="#000000" style:font-name="times new roman" fo:font-size="11pt" fo:font-weight="normal" style:font-size-asian="11pt" style:font-weight-asian="normal" style:font-name-complex="times new roman" style:font-size-complex="11pt" style:font-weight-complex="normal"/>
    </style:style>
    <style:style style:name="T44" style:family="text">
      <style:text-properties fo:color="#000000" officeooo:rsid="001d28fd" style:font-name-complex="Times New Roman"/>
    </style:style>
    <style:style style:name="T45" style:family="text">
      <style:text-properties fo:color="#000000" fo:font-size="11pt" officeooo:rsid="003d1abf" style:font-name-asian="Times New Roman" style:font-size-asian="11pt" style:font-name-complex="Times new roman" style:font-size-complex="11pt"/>
    </style:style>
    <style:style style:name="T46" style:family="text">
      <style:text-properties fo:font-style="normal" style:font-style-asian="normal" style:font-name-complex="Times new roman" style:font-style-complex="normal"/>
    </style:style>
    <style:style style:name="T47" style:family="text">
      <style:text-properties fo:font-style="normal" fo:font-weight="bold" style:font-style-asian="normal" style:font-weight-asian="bold" style:font-style-complex="normal"/>
    </style:style>
    <style:style style:name="T48" style:family="text">
      <style:text-properties fo:font-style="normal" fo:font-weight="bold" style:font-style-asian="normal" style:font-weight-asian="bold" style:font-name-complex="Times new roman" style:font-style-complex="normal"/>
    </style:style>
    <style:style style:name="T49" style:family="text">
      <style:text-properties fo:font-style="normal" fo:font-weight="bold" style:font-style-asian="normal" style:font-weight-asian="bold" style:font-name-complex="Times new roman" style:font-style-complex="normal" style:font-weight-complex="bold"/>
    </style:style>
    <style:style style:name="T50" style:family="text">
      <style:text-properties fo:font-weight="bold" style:font-weight-asian="bold"/>
    </style:style>
    <style:style style:name="T51" style:family="text">
      <style:text-properties fo:font-weight="bold" style:font-weight-asian="bold" style:font-name-complex="Times new roman"/>
    </style:style>
    <style:style style:name="T52" style:family="text">
      <style:text-properties fo:font-weight="bold" style:font-weight-asian="bold" style:font-name-complex="Times new roman" style:font-weight-complex="bold"/>
    </style:style>
    <style:style style:name="T53" style:family="text">
      <style:text-properties fo:font-weight="bold" style:font-weight-asian="bold" style:font-weight-complex="bold"/>
    </style:style>
    <style:style style:name="T54" style:family="text">
      <style:text-properties fo:font-weight="bold" officeooo:rsid="00179872" style:font-weight-asian="bold" style:font-weight-complex="bold"/>
    </style:style>
    <style:style style:name="T55" style:family="text">
      <style:text-properties fo:font-weight="bold" officeooo:rsid="00260ddc" style:font-weight-asian="bold" style:font-weight-complex="bold"/>
    </style:style>
    <style:style style:name="T56" style:family="text">
      <style:text-properties fo:font-weight="bold" style:font-name-asian="Arial" style:font-weight-asian="bold" style:font-weight-complex="bold"/>
    </style:style>
    <style:style style:name="T57" style:family="text">
      <style:text-properties fo:font-weight="bold" style:font-name-asian="Arial" style:font-weight-asian="bold" style:font-name-complex="Times new roman" style:font-weight-complex="bold"/>
    </style:style>
    <style:style style:name="T58" style:family="text">
      <style:text-properties fo:font-weight="bold" style:font-name-asian="Times New Roman" style:font-weight-asian="bold" style:font-weight-complex="bold"/>
    </style:style>
    <style:style style:name="T59" style:family="text">
      <style:text-properties fo:font-weight="bold" style:font-name-asian="Times New Roman" style:font-weight-asian="bold" style:font-name-complex="Times new roman" style:font-weight-complex="bold"/>
    </style:style>
    <style:style style:name="T60" style:family="text">
      <style:text-properties fo:font-weight="normal" style:font-weight-asian="normal" style:font-name-complex="Times new roman" style:font-weight-complex="normal"/>
    </style:style>
    <style:style style:name="T61" style:family="text">
      <style:text-properties fo:font-weight="normal" style:font-weight-asian="normal" style:font-weight-complex="normal"/>
    </style:style>
    <style:style style:name="T62" style:family="text">
      <style:text-properties fo:font-weight="normal" officeooo:rsid="00179872" style:font-weight-asian="normal" style:font-weight-complex="normal"/>
    </style:style>
    <style:style style:name="T63" style:family="text">
      <style:text-properties fo:font-weight="normal" officeooo:rsid="00208d58" style:font-weight-asian="normal" style:font-weight-complex="normal"/>
    </style:style>
    <style:style style:name="T64" style:family="text">
      <style:text-properties fo:font-weight="normal" officeooo:rsid="00242b7b" style:font-weight-asian="normal" style:font-weight-complex="normal"/>
    </style:style>
    <style:style style:name="T65" style:family="text">
      <style:text-properties fo:font-weight="normal" style:font-name-asian="Times New Roman" style:font-weight-asian="normal" style:font-weight-complex="normal"/>
    </style:style>
    <style:style style:name="T66" style:family="text">
      <style:text-properties style:font-name-asian="Arial"/>
    </style:style>
    <style:style style:name="T67" style:family="text">
      <style:text-properties style:font-name-asian="Arial" style:font-name-complex="Times new roman"/>
    </style:style>
    <style:style style:name="T68" style:family="text">
      <style:text-properties fo:font-style="italic" fo:font-weight="bold" style:font-style-asian="italic" style:font-weight-asian="bold" style:font-name-complex="Times new roman" style:font-weight-complex="bold"/>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bold" style:font-name-asian="Times New Roman" style:font-style-asian="italic" style:font-weight-asian="bold" style:font-style-complex="italic" style:font-weight-complex="bold"/>
    </style:style>
    <style:style style:name="T71" style:family="text">
      <style:text-properties fo:font-size="10pt" style:font-size-asian="10pt"/>
    </style:style>
    <style:style style:name="T72" style:family="text">
      <style:text-properties fo:font-variant="normal" fo:text-transform="none" style:font-name="Times New Roman" fo:font-size="11pt" fo:font-style="normal" fo:font-weight="normal" style:font-size-asian="11pt" style:font-weight-asian="normal" style:font-name-complex="Times new roman" style:font-size-complex="11pt" style:font-weight-complex="normal"/>
    </style:style>
    <style:style style:name="T73" style:family="text">
      <style:text-properties fo:font-variant="normal" fo:text-transform="none" style:font-name="Times New Roman" fo:font-size="11pt" fo:font-style="normal" fo:font-weight="bold" style:font-size-asian="11pt" style:font-weight-asian="bold" style:font-name-complex="Times new roman" style:font-size-complex="11pt" style:font-weight-complex="bold"/>
    </style:style>
    <style:style style:name="T74" style:family="text">
      <style:text-properties style:font-name="Times new roman" fo:font-style="normal" style:font-style-asian="normal" style:font-name-complex="Times new roman" style:font-style-complex="normal"/>
    </style:style>
    <style:style style:name="T75" style:family="text">
      <style:text-properties style:font-name="Times new roman" fo:font-style="normal" style:font-name-asian="Times New Roman" style:font-style-asian="normal" style:font-name-complex="Times new roman" style:font-style-complex="normal"/>
    </style:style>
    <style:style style:name="T76" style:family="text">
      <style:text-properties style:font-name="Times new roman" fo:font-style="normal" fo:font-weight="bold" style:font-style-asian="normal" style:font-weight-asian="bold" style:font-name-complex="Times new roman" style:font-style-complex="normal" style:font-weight-complex="bold"/>
    </style:style>
    <style:style style:name="T77" style:family="text">
      <style:text-properties style:font-name="Times new roman" fo:font-style="italic" fo:font-weight="bold" style:font-style-asian="italic" style:font-weight-asian="bold" style:font-name-complex="Times new roman" style:font-style-complex="italic" style:font-weight-complex="bold"/>
    </style:style>
    <style:style style:name="T78"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79" style:family="text">
      <style:text-properties style:font-name="Times new roman" fo:font-style="italic" style:font-style-asian="italic" style:font-name-complex="Times new roman" style:font-style-complex="italic"/>
    </style:style>
    <style:style style:name="T80" style:family="text">
      <style:text-properties officeooo:rsid="000e4b89"/>
    </style:style>
    <style:style style:name="T81" style:family="text">
      <style:text-properties officeooo:rsid="000f5dd5"/>
    </style:style>
    <style:style style:name="T82" style:family="text">
      <style:text-properties officeooo:rsid="00179872"/>
    </style:style>
    <style:style style:name="T83" style:family="text">
      <style:text-properties officeooo:rsid="001b09dc"/>
    </style:style>
    <style:style style:name="T84" style:family="text">
      <style:text-properties officeooo:rsid="00208d58"/>
    </style:style>
    <style:style style:name="T85" style:family="text">
      <style:text-properties officeooo:rsid="00260ddc"/>
    </style:style>
    <style:style style:name="T86" style:family="text">
      <style:text-properties officeooo:rsid="002ad73a"/>
    </style:style>
    <style:style style:name="T87" style:family="text">
      <style:text-properties officeooo:rsid="002f6e39"/>
    </style:style>
    <style:style style:name="T88" style:family="text">
      <style:text-properties officeooo:rsid="002f7923"/>
    </style:style>
    <style:style style:name="T89" style:family="text">
      <style:text-properties officeooo:rsid="00322106"/>
    </style:style>
    <style:style style:name="T90" style:family="text">
      <style:text-properties officeooo:rsid="0038cc65"/>
    </style:style>
    <style:style style:name="T91" style:family="text">
      <style:text-properties officeooo:rsid="003b7bf7"/>
    </style:style>
    <style:style style:name="T92" style:family="text">
      <style:text-properties officeooo:rsid="003f891b"/>
    </style:style>
    <style:style style:name="T93" style:family="text">
      <style:text-properties officeooo:rsid="0043247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42">Curriculum<text:span text:style-name="T1"> </text:span>Vitae</text:p>
          </table:table-cell>
        </table:table-row>
      </table:table>
      <text:p text:style-name="Standard"/>
      <table:table table:name="Table2" table:style-name="Table2">
        <table:table-column table:style-name="Table2.A"/>
        <table:table-row table:style-name="Table2.1">
          <table:table-cell table:style-name="Table2.A1" office:value-type="string">
            <text:p text:style-name="P43">Personalia</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46">Name:</text:p>
          </table:table-cell>
          <table:table-cell table:style-name="Table3.A1" office:value-type="string">
            <text:p text:style-name="P46">Hufkens</text:p>
          </table:table-cell>
        </table:table-row>
        <table:table-row table:style-name="Table3.1">
          <table:table-cell table:style-name="Table3.A1" office:value-type="string">
            <text:p text:style-name="P46">First<text:span text:style-name="T1"> </text:span>name:</text:p>
          </table:table-cell>
          <table:table-cell table:style-name="Table3.A1" office:value-type="string">
            <text:p text:style-name="P46">Koen</text:p>
          </table:table-cell>
        </table:table-row>
        <table:table-row table:style-name="Table3.1">
          <table:table-cell table:style-name="Table3.A1" office:value-type="string">
            <text:p text:style-name="P46">Home<text:span text:style-name="T1"> </text:span>Address:</text:p>
          </table:table-cell>
          <table:table-cell table:style-name="Table3.A1" office:value-type="string">
            <text:p text:style-name="P47">Molenstraat<text:span text:style-name="T1"> </text:span>56,<text:span text:style-name="T1"> </text:span>2547<text:span text:style-name="T1"> </text:span>Lint<text:span text:style-name="T1"> </text:span>Belgium</text:p>
            <text:p text:style-name="P80">156 School St., 02143, Somerville, MA, USA</text:p>
          </table:table-cell>
        </table:table-row>
        <table:table-row table:style-name="Table3.1">
          <table:table-cell table:style-name="Table3.A1" office:value-type="string">
            <text:p text:style-name="P46">Tel<text:span text:style-name="T1"> </text:span>(mobile):</text:p>
          </table:table-cell>
          <table:table-cell table:style-name="Table3.A1" office:value-type="string">
            <text:p text:style-name="P46">(BE)<text:span text:style-name="T1"> </text:span>+32<text:span text:style-name="T1"> </text:span>494<text:span text:style-name="T1"> </text:span>98<text:span text:style-name="T1"> </text:span>16<text:span text:style-name="T1"> </text:span>83</text:p>
          </table:table-cell>
        </table:table-row>
        <table:table-row table:style-name="Table3.1">
          <table:table-cell table:style-name="Table3.A1" office:value-type="string">
            <text:p text:style-name="P46">E-mail / website:</text:p>
          </table:table-cell>
          <table:table-cell table:style-name="Table3.A1" office:value-type="string">
            <text:p text:style-name="P81">koen.hufkens@gmail.com / <text:a xlink:type="simple" xlink:href="http://www.khufkens.com/" text:style-name="Internet_20_link" text:visited-style-name="Visited_20_Internet_20_Link"><text:span text:style-name="T90">www.khufkens.com</text:span></text:a></text:p>
          </table:table-cell>
        </table:table-row>
        <table:table-row table:style-name="Table3.1">
          <table:table-cell table:style-name="Table3.A1" office:value-type="string">
            <text:p text:style-name="P46">Place<text:span text:style-name="T1"> </text:span>of<text:span text:style-name="T1"> </text:span>Birth:</text:p>
          </table:table-cell>
          <table:table-cell table:style-name="Table3.A1" office:value-type="string">
            <text:p text:style-name="P46">Antwerp</text:p>
          </table:table-cell>
        </table:table-row>
        <table:table-row table:style-name="Table3.1">
          <table:table-cell table:style-name="Table3.A1" office:value-type="string">
            <text:p text:style-name="P46">Date<text:span text:style-name="T1"> </text:span>of<text:span text:style-name="T1"> </text:span>Birth:</text:p>
          </table:table-cell>
          <table:table-cell table:style-name="Table3.A1" office:value-type="string">
            <text:p text:style-name="P46">09/07/1981</text:p>
          </table:table-cell>
        </table:table-row>
        <table:table-row table:style-name="Table3.1">
          <table:table-cell table:style-name="Table3.A1" office:value-type="string">
            <text:p text:style-name="P46">Nationality:</text:p>
          </table:table-cell>
          <table:table-cell table:style-name="Table3.A1" office:value-type="string">
            <text:p text:style-name="P46">Belgian</text:p>
          </table:table-cell>
        </table:table-row>
      </table:table>
      <text:p text:style-name="Standard"/>
      <table:table table:name="Table4" table:style-name="Table4">
        <table:table-column table:style-name="Table4.A"/>
        <table:table-row table:style-name="Table4.1">
          <table:table-cell table:style-name="Table4.A1" office:value-type="string">
            <text:p text:style-name="P43">Education</text:p>
          </table:table-cell>
        </table:table-row>
      </table:table>
      <text:p text:style-name="P1"/>
      <table:table table:name="Table5" table:style-name="Table5">
        <table:table-column table:style-name="Table5.A"/>
        <table:table-column table:style-name="Table5.B"/>
        <table:table-row table:style-name="Table5.1">
          <table:table-cell table:style-name="Table5.A1" office:value-type="string">
            <text:p text:style-name="P46">2004<text:span text:style-name="T1"> </text:span>-<text:span text:style-name="T1"> </text:span>2009</text:p>
          </table:table-cell>
          <table:table-cell table:style-name="Table5.A1" office:value-type="string">
            <text:p text:style-name="P46">University<text:span text:style-name="T1"> </text:span>of<text:span text:style-name="T1"> </text:span>Antwerp</text:p>
            <text:p text:style-name="P45">PhD<text:span text:style-name="T1"> </text:span>in<text:span text:style-name="T1"> </text:span>Biology</text:p>
            <text:p text:style-name="P45"/>
            <text:p text:style-name="P45">Dissertation<text:span text:style-name="T1"> </text:span>title:<text:span text:style-name="T1"> “</text:span>Mathematical<text:span text:style-name="T1"> </text:span>approaches<text:span text:style-name="T1"> </text:span>of<text:span text:style-name="T1"> </text:span>landscape<text:span text:style-name="T1"> </text:span>ecological<text:span text:style-name="T1"> </text:span>studies<text:span text:style-name="T1"> </text:span>related<text:span text:style-name="T1"> </text:span>to<text:span text:style-name="T1"> </text:span>scale<text:span text:style-name="T1"> </text:span>dependent<text:span text:style-name="T1"> </text:span>spatial<text:span text:style-name="T1"> </text:span>patterns<text:span text:style-name="T1">”</text:span></text:p>
            <text:p text:style-name="P45">Dissertation<text:span text:style-name="T1"> </text:span>advisors:<text:span text:style-name="T1"> </text:span>Prof.<text:span text:style-name="T1"> </text:span>dr.<text:span text:style-name="T1"> </text:span>Reinhart<text:span text:style-name="T1"> </text:span>Ceulemans<text:span text:style-name="T1"> </text:span>(Department<text:span text:style-name="T1"> </text:span>of<text:span text:style-name="T1"> </text:span>Biology),<text:span text:style-name="T1"> </text:span>Prof.<text:span text:style-name="T1"> </text:span>dr.<text:span text:style-name="T1"> </text:span>Paul<text:span text:style-name="T1"> </text:span>Scheunders<text:span text:style-name="T1"> </text:span>(Department<text:span text:style-name="T1"> </text:span>of<text:span text:style-name="T1"> </text:span>Physics)<text:span text:style-name="T1"> </text:span></text:p>
          </table:table-cell>
        </table:table-row>
        <table:table-row table:style-name="Table5.1">
          <table:table-cell table:style-name="Table5.A1" office:value-type="string">
            <text:p text:style-name="P46">2004<text:span text:style-name="T1"> – </text:span>1999</text:p>
          </table:table-cell>
          <table:table-cell table:style-name="Table5.A1" office:value-type="string">
            <text:p text:style-name="P46">University<text:span text:style-name="T1"> </text:span>of<text:span text:style-name="T1"> </text:span>Antwerp</text:p>
            <text:p text:style-name="P45">Master<text:span text:style-name="T1"> </text:span>in<text:span text:style-name="T1"> </text:span>Biology<text:span text:style-name="T1"> </text:span>(with<text:span text:style-name="T1"> </text:span>Honours)</text:p>
            <text:p text:style-name="P45"/>
            <text:p text:style-name="P45">Dissertation<text:span text:style-name="T1"> </text:span>title:<text:span text:style-name="T1"> “</text:span>Determining<text:span text:style-name="T1"> </text:span>vegetation<text:span text:style-name="T1"> </text:span>parameters<text:span text:style-name="T1"> </text:span>of<text:span text:style-name="T1"> </text:span>a<text:span text:style-name="T1"> </text:span>semi-arid<text:span text:style-name="T1"> </text:span>vegetation<text:span text:style-name="T1"> </text:span>in<text:span text:style-name="T1"> </text:span>Inner<text:span text:style-name="T1"> </text:span>Mongolia<text:span text:style-name="T1"> </text:span>(North-West<text:span text:style-name="T1"> </text:span>China)<text:span text:style-name="T1"> </text:span>(free<text:span text:style-name="T1"> </text:span>translation<text:span text:style-name="T1"> </text:span>of<text:span text:style-name="T1"> </text:span>the<text:span text:style-name="T1"> </text:span>Dutch<text:span text:style-name="T1"> </text:span>title)<text:span text:style-name="T1">”</text:span></text:p>
            <text:p text:style-name="P45">Dissertation<text:span text:style-name="T1"> </text:span>advisors:<text:span text:style-name="T1"> </text:span>Prof.<text:span text:style-name="T1"> </text:span>dr.<text:span text:style-name="T1"> </text:span>Reinhart<text:span text:style-name="T1"> </text:span>Ceulemans,<text:span text:style-name="T1"> </text:span>Prof.<text:span text:style-name="T1"> </text:span>dr.<text:span text:style-name="T1"> </text:span>Jan<text:span text:style-name="T1"> </text:span>Bogaert</text:p>
          </table:table-cell>
        </table:table-row>
        <table:table-row table:style-name="Table5.1">
          <table:table-cell table:style-name="Table5.A1" office:value-type="string">
            <text:p text:style-name="P46">1999<text:span text:style-name="T1"> – </text:span>1993</text:p>
          </table:table-cell>
          <table:table-cell table:style-name="Table5.A1" office:value-type="string">
            <text:p text:style-name="P46">High<text:span text:style-name="T1"> </text:span>school,<text:span text:style-name="T1"> </text:span>Sint-Gummarus<text:span text:style-name="T1"> </text:span>College,<text:span text:style-name="T1"> </text:span>Lier</text:p>
            <text:p text:style-name="P45">Majors<text:span text:style-name="T1"> </text:span>in<text:span text:style-name="T1"> </text:span>science<text:span text:style-name="T1"> </text:span>and<text:span text:style-name="T1"> </text:span>math</text:p>
          </table:table-cell>
        </table:table-row>
      </table:table>
      <text:p text:style-name="P2"/>
      <table:table table:name="Table6" table:style-name="Table6">
        <table:table-column table:style-name="Table6.A"/>
        <table:table-row table:style-name="Table6.1">
          <table:table-cell table:style-name="Table6.A1" office:value-type="string">
            <text:p text:style-name="P43">Professional<text:span text:style-name="T1"> </text:span>Employment</text:p>
          </table:table-cell>
        </table:table-row>
      </table:table>
      <text:p text:style-name="P1"/>
      <table:table table:name="Table7" table:style-name="Table7">
        <table:table-column table:style-name="Table7.A"/>
        <table:table-column table:style-name="Table7.B"/>
        <table:table-row table:style-name="Table7.1">
          <table:table-cell table:style-name="Table7.A1" office:value-type="string">
            <text:p text:style-name="P51">2013 – present</text:p>
          </table:table-cell>
          <table:table-cell table:style-name="Table7.A1" office:value-type="string">
            <text:p text:style-name="P55">Post-doctoral research associate on the PhenoCam <text:span text:style-name="T89">Macrosystems Biology</text:span> project <text:span text:style-name="T89">modeling</text:span> phenology across various biomes at the Richardson Lab, Harvard University <text:span text:style-name="T91">(PI: Andrew D. Richardson)</text:span></text:p>
          </table:table-cell>
        </table:table-row>
        <table:table-row table:style-name="Table7.1">
          <table:table-cell table:style-name="Table7.A1" office:value-type="string">
            <text:p text:style-name="P53">2012 – <text:span text:style-name="T86">2013</text:span></text:p>
          </table:table-cell>
          <table:table-cell table:style-name="Table7.A1" office:value-type="string">
            <text:p text:style-name="P41"><text:span text:style-name="Teletype"><text:span text:style-name="T24">Post-doctoral research associate on the COBIMFO project quantifying biodiversity and above ground biomass in DR Congo at Ghent University (PI: Pascal Boeckx)</text:span></text:span></text:p>
          </table:table-cell>
        </table:table-row>
        <table:table-row table:style-name="Table7.1">
          <table:table-cell table:style-name="Table7.A1" office:value-type="string">
            <text:p text:style-name="P54"><text:span text:style-name="T25">2009</text:span><text:span text:style-name="T28"> – 2012</text:span></text:p>
          </table:table-cell>
          <table:table-cell table:style-name="Table7.A1" office:value-type="string">
            <text:p text:style-name="P41"><text:span text:style-name="Teletype"><text:span text:style-name="T24">Post-doctoral</text:span></text:span><text:span text:style-name="Teletype"><text:span text:style-name="T28"> </text:span></text:span><text:span text:style-name="Teletype"><text:span text:style-name="T25">research</text:span></text:span><text:span text:style-name="Teletype"><text:span text:style-name="T28"> </text:span></text:span><text:span text:style-name="Teletype"><text:span text:style-name="T25">associate</text:span></text:span><text:span text:style-name="Teletype"><text:span text:style-name="T28"> </text:span></text:span><text:span text:style-name="Teletype"><text:span text:style-name="T25">at</text:span></text:span><text:span text:style-name="Teletype"><text:span text:style-name="T28"> </text:span></text:span><text:span text:style-name="Teletype"><text:span text:style-name="T25">the</text:span></text:span><text:span text:style-name="Teletype"><text:span text:style-name="T28"> </text:span></text:span><text:span text:style-name="Teletype"><text:span text:style-name="T25">department</text:span></text:span><text:span text:style-name="Teletype"><text:span text:style-name="T28"> </text:span></text:span><text:span text:style-name="Teletype"><text:span text:style-name="T25">of</text:span></text:span><text:span text:style-name="Teletype"><text:span text:style-name="T28"> </text:span></text:span><text:span text:style-name="Teletype"><text:span text:style-name="T25">Geography</text:span></text:span><text:span text:style-name="Teletype"><text:span text:style-name="T28"> </text:span></text:span><text:span text:style-name="Teletype"><text:span text:style-name="T25">and</text:span></text:span><text:span text:style-name="Teletype"><text:span text:style-name="T28"> </text:span></text:span><text:span text:style-name="Teletype"><text:span text:style-name="T25">Environment,</text:span></text:span><text:span text:style-name="Teletype"><text:span text:style-name="T28"> </text:span></text:span><text:span text:style-name="Teletype"><text:span text:style-name="T25">Boston</text:span></text:span><text:span text:style-name="Teletype"><text:span text:style-name="T28"> </text:span></text:span><text:span text:style-name="Teletype"><text:span text:style-name="T25">University.</text:span></text:span><text:span text:style-name="Teletype"><text:span text:style-name="T28"> </text:span></text:span><text:span text:style-name="Teletype"><text:span text:style-name="T25">Responsible</text:span></text:span><text:span text:style-name="Teletype"><text:span text:style-name="T28"> </text:span></text:span><text:span text:style-name="Teletype"><text:span text:style-name="T25">for </text:span></text:span><text:span text:style-name="Teletype"><text:span text:style-name="T26">maintenance and development of</text:span></text:span><text:span text:style-name="Teletype"><text:span text:style-name="T28"> </text:span></text:span><text:span text:style-name="Teletype"><text:span text:style-name="T25">the</text:span></text:span><text:span text:style-name="Teletype"><text:span text:style-name="T28"> </text:span></text:span><text:span text:style-name="Teletype"><text:span text:style-name="T25">Land</text:span></text:span><text:span text:style-name="Teletype"><text:span text:style-name="T28"> </text:span></text:span><text:span text:style-name="Teletype"><text:span text:style-name="T25">Cover</text:span></text:span><text:span text:style-name="Teletype"><text:span text:style-name="T28"> </text:span></text:span><text:span text:style-name="Teletype"><text:span text:style-name="T25">Dynamics</text:span></text:span><text:span text:style-name="Teletype"><text:span text:style-name="T28"> </text:span></text:span><text:span text:style-name="Teletype"><text:span text:style-name="T25">MODIS</text:span></text:span><text:span text:style-name="Teletype"><text:span text:style-name="T28"> </text:span></text:span><text:span text:style-name="Teletype"><text:span text:style-name="T25">product</text:span></text:span><text:span text:style-name="Teletype"><text:span text:style-name="T28"> </text:span></text:span><text:span text:style-name="Teletype"><text:span text:style-name="T25">at</text:span></text:span><text:span text:style-name="Teletype"><text:span text:style-name="T28"> </text:span></text:span><text:span text:style-name="Teletype"><text:span text:style-name="T25">Boston</text:span></text:span><text:span text:style-name="Teletype"><text:span text:style-name="T28"> </text:span></text:span><text:span text:style-name="Teletype"><text:span text:style-name="T25">University</text:span></text:span><text:span text:style-name="Teletype"><text:span text:style-name="T28"> </text:span></text:span><text:span text:style-name="Teletype"><text:span text:style-name="T25">(PI:</text:span></text:span><text:span text:style-name="Teletype"><text:span text:style-name="T28"> </text:span></text:span><text:span text:style-name="Teletype"><text:span text:style-name="T25">Mark</text:span></text:span><text:span text:style-name="Teletype"><text:span text:style-name="T28"> </text:span></text:span><text:span text:style-name="Teletype"><text:span text:style-name="T25">Friedl)</text:span></text:span></text:p>
            <text:p text:style-name="P86"><text:span text:style-name="Teletype"><text:span text:style-name="T25"/></text:span></text:p>
          </table:table-cell>
        </table:table-row>
        <text:soft-page-break/>
        <table:table-row table:style-name="Table7.1">
          <table:table-cell table:style-name="Table7.A1" office:value-type="string">
            <text:p text:style-name="P52">2005<text:span text:style-name="T1"> – </text:span>2009</text:p>
          </table:table-cell>
          <table:table-cell table:style-name="Table7.A1" office:value-type="string">
            <text:p text:style-name="P56"><text:span text:style-name="T45">Ph.D student</text:span><text:span text:style-name="T29"> </text:span><text:span text:style-name="T24">at</text:span><text:span text:style-name="T29"> </text:span><text:span text:style-name="T24">the</text:span><text:span text:style-name="T29"> </text:span><text:span text:style-name="T24">Plant</text:span><text:span text:style-name="T29"> </text:span><text:span text:style-name="T24">and</text:span><text:span text:style-name="T29"> </text:span><text:span text:style-name="T24">Vegetation</text:span><text:span text:style-name="T29"> </text:span><text:span text:style-name="T24">Ecology</text:span><text:span text:style-name="T29"> </text:span><text:span text:style-name="T24">lab,</text:span><text:span text:style-name="T29"> </text:span><text:span text:style-name="T24">University</text:span><text:span text:style-name="T29"> </text:span><text:span text:style-name="T24">of</text:span><text:span text:style-name="T29"> </text:span><text:span text:style-name="T24">Antwerp,</text:span><text:span text:style-name="T29"> </text:span><text:span text:style-name="T24">Belgium.</text:span><text:span text:style-name="T29"> </text:span><text:span text:style-name="T24">Employed</text:span><text:span text:style-name="T29"> </text:span><text:span text:style-name="T24">on</text:span><text:span text:style-name="T29"> </text:span><text:span text:style-name="T24">an</text:span><text:span text:style-name="T29"> </text:span><text:span text:style-name="T24">interdisciplinary</text:span><text:span text:style-name="T29"> </text:span><text:span text:style-name="T24">scholarship</text:span><text:span text:style-name="T29"> </text:span><text:span text:style-name="T24">between</text:span><text:span text:style-name="T29"> </text:span><text:span text:style-name="T24">the</text:span><text:span text:style-name="T29"> </text:span><text:span text:style-name="T24">Biology</text:span><text:span text:style-name="T29"> </text:span><text:span text:style-name="T24">and</text:span><text:span text:style-name="T29"> </text:span><text:span text:style-name="T24">Physics</text:span><text:span text:style-name="T29"> </text:span><text:span text:style-name="T24">department.</text:span><text:span text:style-name="T29"> </text:span><text:span text:style-name="T24">Research</text:span><text:span text:style-name="T29"> </text:span><text:span text:style-name="T24">topic:</text:span><text:span text:style-name="T29"> </text:span><text:span text:style-name="Teletype"><text:span text:style-name="T25">landscape</text:span></text:span><text:span text:style-name="Teletype"><text:span text:style-name="T28"> </text:span></text:span><text:span text:style-name="Teletype"><text:span text:style-name="T25">ecology</text:span></text:span><text:span text:style-name="Teletype"><text:span text:style-name="T28"> </text:span></text:span><text:span text:style-name="Teletype"><text:span text:style-name="T25">and</text:span></text:span><text:span text:style-name="Teletype"><text:span text:style-name="T28"> </text:span></text:span><text:span text:style-name="Teletype"><text:span text:style-name="T25">quantitative</text:span></text:span><text:span text:style-name="Teletype"><text:span text:style-name="T28"> </text:span></text:span><text:span text:style-name="Teletype"><text:span text:style-name="T25">spatial</text:span></text:span><text:span text:style-name="Teletype"><text:span text:style-name="T28"> </text:span></text:span><text:span text:style-name="Teletype"><text:span text:style-name="T25">analysis </text:span></text:span><text:span text:style-name="Teletype"><text:span text:style-name="T27">(Supervisor: Reinhart Ceulemans)</text:span></text:span></text:p>
          </table:table-cell>
        </table:table-row>
        <table:table-row table:style-name="Table7.1">
          <table:table-cell table:style-name="Table7.A1" office:value-type="string">
            <text:p text:style-name="P82">Spring 2005</text:p>
          </table:table-cell>
          <table:table-cell table:style-name="Table7.A1" office:value-type="string">
            <text:p text:style-name="P52">Voluntary<text:span text:style-name="T1"> </text:span>researcher<text:span text:style-name="T1"> </text:span>at<text:span text:style-name="T1"> </text:span>the<text:span text:style-name="T1"> </text:span>Plant<text:span text:style-name="T1"> </text:span>and<text:span text:style-name="T1"> </text:span>Vegetation<text:span text:style-name="T1"> </text:span>Ecology<text:span text:style-name="T1"> </text:span>lab,<text:span text:style-name="T1"> </text:span>University<text:span text:style-name="T1"> </text:span>of<text:span text:style-name="T1"> </text:span>Antwerp,<text:span text:style-name="T1"> </text:span>Belgium<text:span text:style-name="T1"> </text:span>(EUROFACE<text:span text:style-name="T1"> </text:span>sampling<text:span text:style-name="T1"> </text:span>campaign)</text:p>
            <text:p text:style-name="P37"/>
          </table:table-cell>
        </table:table-row>
      </table:table>
      <table:table table:name="Table18" table:style-name="Table18">
        <table:table-column table:style-name="Table18.A"/>
        <table:table-row table:style-name="Table18.1">
          <table:table-cell table:style-name="Table18.A1" office:value-type="string">
            <text:p text:style-name="P43">Research<text:span text:style-name="T1"> </text:span>participation</text:p>
          </table:table-cell>
        </table:table-row>
      </table:table>
      <text:p text:style-name="P1"/>
      <table:table table:name="Table8" table:style-name="Table8">
        <table:table-column table:style-name="Table8.A"/>
        <table:table-row table:style-name="Table8.1">
          <table:table-cell table:style-name="Table8.A1" office:value-type="string">
            <text:p text:style-name="P46">Temporary<text:span text:style-name="T1"> </text:span>Standing<text:span text:style-name="T1"> </text:span>Committee<text:span text:style-name="T1"> </text:span>member<text:span text:style-name="T1"> </text:span>of<text:span text:style-name="T1"> </text:span>the<text:span text:style-name="T1"> </text:span>European<text:span text:style-name="T1"> </text:span>Science<text:span text:style-name="T1"> </text:span>Foundation<text:span text:style-name="T1"> </text:span>(ESF)<text:span text:style-name="T1"> </text:span>-<text:span text:style-name="T1"> </text:span>European<text:span text:style-name="T1"> </text:span>Cooperation<text:span text:style-name="T1"> </text:span>in<text:span text:style-name="T1"> </text:span>Science<text:span text:style-name="T1"> </text:span>and<text:span text:style-name="T1"> </text:span>Technology<text:span text:style-name="T1"> </text:span>Interdisciplinary<text:span text:style-name="T1"> </text:span>(COST)<text:span text:style-name="T1"> </text:span>Science<text:span text:style-name="T1"> </text:span>Initiative<text:span text:style-name="T1"> </text:span>on<text:span text:style-name="T1"> “</text:span>New<text:span text:style-name="T1"> </text:span>Perspectives<text:span text:style-name="T1"> </text:span>on<text:span text:style-name="T1"> </text:span>Landscape<text:span text:style-name="T1"> </text:span>Studies<text:span text:style-name="T1">”</text:span>.<text:span text:style-name="T1"> </text:span>(2007<text:span text:style-name="T1"> – </text:span>2009)</text:p>
          </table:table-cell>
        </table:table-row>
        <table:table-row table:style-name="Table8.1">
          <table:table-cell table:style-name="Table8.A1" office:value-type="string">
            <text:p text:style-name="P46">Active<text:span text:style-name="T1"> </text:span>team<text:span text:style-name="T1"> </text:span>member<text:span text:style-name="T1"> </text:span>of<text:span text:style-name="T1"> </text:span>the<text:span text:style-name="T1"> </text:span>HABISTAT<text:span text:style-name="T1"> </text:span>project,<text:span text:style-name="T1"> </text:span>a<text:span text:style-name="T1"> </text:span>classification<text:span text:style-name="T1"> </text:span>framework<text:span text:style-name="T1"> </text:span>for<text:span text:style-name="T1"> </text:span>habitat<text:span text:style-name="T1"> </text:span>status<text:span text:style-name="T1"> </text:span>reportage<text:span text:style-name="T1"> </text:span>with<text:span text:style-name="T1"> </text:span>remote<text:span text:style-name="T1"> </text:span>sensing.<text:span text:style-name="T1"> </text:span>(2008<text:span text:style-name="T1"> – </text:span>2009)<text:span text:style-name="T1"> (</text:span><text:a xlink:type="simple" xlink:href="http://habistat.vgt.vito.be/modules/objectives/" text:style-name="Internet_20_link" text:visited-style-name="Visited_20_Internet_20_Link">http://habistat.vgt.vito.be/modules/objectives/</text:a>)</text:p>
          </table:table-cell>
        </table:table-row>
        <table:table-row table:style-name="Table8.1">
          <table:table-cell table:style-name="Table8.A1" office:value-type="string">
            <text:p text:style-name="P46">Mentor<text:span text:style-name="T1"> </text:span>in<text:span text:style-name="T1"> </text:span>the<text:span text:style-name="T1"> </text:span>Harvard<text:span text:style-name="T1"> </text:span>summer<text:span text:style-name="T1"> </text:span>school<text:span text:style-name="T1"> </text:span>program<text:span text:style-name="T1"> </text:span>at<text:span text:style-name="T1"> </text:span>Harvard<text:span text:style-name="T1"> </text:span>Forest<text:span text:style-name="T1"> </text:span>(2010,<text:span text:style-name="T1"> </text:span>2011,<text:span text:style-name="T87">2014</text:span>).<text:span text:style-name="T1"> </text:span>The<text:span text:style-name="T1"> </text:span>Harvard<text:span text:style-name="T1"> </text:span>Forest<text:span text:style-name="T1"> </text:span>Summer<text:span text:style-name="T1"> </text:span>Research<text:span text:style-name="T1"> </text:span>Program<text:span text:style-name="T1"> </text:span>provides<text:span text:style-name="T1"> </text:span>a<text:span text:style-name="T1"> </text:span>critical<text:span text:style-name="T1"> </text:span>opportunity<text:span text:style-name="T1"> </text:span>for<text:span text:style-name="T1"> </text:span>Harvard<text:span text:style-name="T1"> </text:span>undergraduates<text:span text:style-name="T1"> </text:span>to<text:span text:style-name="T1"> </text:span>gain<text:span text:style-name="T1"> </text:span>research<text:span text:style-name="T1"> </text:span>experience<text:span text:style-name="T1"> </text:span>in<text:span text:style-name="T1"> </text:span>topics<text:span text:style-name="T1"> </text:span>related<text:span text:style-name="T1"> </text:span>to<text:span text:style-name="T1"> </text:span>ecology,<text:span text:style-name="T1"> </text:span>evolution,<text:span text:style-name="T1"> </text:span>environmental<text:span text:style-name="T1"> </text:span>science,<text:span text:style-name="T1"> </text:span>and<text:span text:style-name="T1"> </text:span>conservation.<text:span text:style-name="T1"> </text:span>(<text:a xlink:type="simple" xlink:href="http://harvardforest.fas.harvard.edu/education/reu/reu.html" text:style-name="Internet_20_link" text:visited-style-name="Visited_20_Internet_20_Link">http://harvardforest.fas.harvard.edu/education/reu/reu.html</text:a>)</text:p>
          </table:table-cell>
        </table:table-row>
      </table:table>
      <text:p text:style-name="P1"/>
      <table:table table:name="Table9" table:style-name="Table9">
        <table:table-column table:style-name="Table9.A"/>
        <table:table-row table:style-name="Table9.1">
          <table:table-cell table:style-name="Table9.A1" office:value-type="string">
            <text:p text:style-name="P44">Ad hoc reviewer for:</text:p>
          </table:table-cell>
        </table:table-row>
      </table:table>
      <text:p text:style-name="P33"/>
      <table:table table:name="Table10" table:style-name="Table10">
        <table:table-column table:style-name="Table10.A"/>
        <table:table-row table:style-name="Table10.1">
          <table:table-cell table:style-name="Table10.A1" office:value-type="string">
            <text:p text:style-name="P40"><text:span text:style-name="T80">Global Change Biology</text:span><text:span text:style-name="T5">, </text:span>Remote<text:span text:style-name="T1"> </text:span>Sensing<text:span text:style-name="T1"> </text:span>of<text:span text:style-name="T1"> </text:span>Environment, PloS one, <text:span text:style-name="T81">Scientific Data, Plant Ecology, </text:span>Journal of Geophysical Research, <text:span text:style-name="T81">Agricultural and Forest Meteorology</text:span><text:span text:style-name="T3">, </text:span>Journal<text:span text:style-name="T1"> </text:span>of<text:span text:style-name="T1"> </text:span>Forest<text:span text:style-name="T1"> </text:span>Research<text:span text:style-name="T1">, </text:span>Ecological<text:span text:style-name="T1"> </text:span>Informatics<text:span text:style-name="T1">, </text:span>Journal<text:span text:style-name="T1"> </text:span>of<text:span text:style-name="T1"> </text:span>Arid<text:span text:style-name="T1"> </text:span>Environments<text:span text:style-name="T1">, </text:span>Sensors, Canadian Journal of Forest Research,...<text:line-break/></text:p>
          </table:table-cell>
        </table:table-row>
      </table:table>
      <table:table table:name="Table11" table:style-name="Table11">
        <table:table-column table:style-name="Table11.A"/>
        <table:table-row table:style-name="Table11.1">
          <table:table-cell table:style-name="Table11.A1" office:value-type="string">
            <text:p text:style-name="P43">Skills</text:p>
          </table:table-cell>
        </table:table-row>
      </table:table>
      <text:p text:style-name="P1"/>
      <table:table table:name="Table12" table:style-name="Table12">
        <table:table-column table:style-name="Table12.A"/>
        <table:table-column table:style-name="Table12.B"/>
        <table:table-row table:style-name="Table12.1">
          <table:table-cell table:style-name="Table12.A1" office:value-type="string">
            <text:p text:style-name="P46">Languages:</text:p>
          </table:table-cell>
          <table:table-cell table:style-name="Table12.A1" office:value-type="string">
            <text:p text:style-name="P49">Dutch<text:span text:style-name="T1"> </text:span>(mother<text:span text:style-name="T1"> </text:span>tongue),<text:span text:style-name="T1"> </text:span>English<text:span text:style-name="T1"> </text:span>(fluent),<text:span text:style-name="T1"> </text:span>French<text:span text:style-name="T1"> </text:span>(good),<text:span text:style-name="T1"> </text:span>German<text:span text:style-name="T1"> </text:span>(basic)</text:p>
          </table:table-cell>
        </table:table-row>
        <table:table-row table:style-name="Table12.1">
          <table:table-cell table:style-name="Table12.A1" office:value-type="string">
            <text:p text:style-name="P46">Computer<text:span text:style-name="T1"> </text:span>/<text:span text:style-name="T1"> </text:span>Software<text:span text:style-name="T1"> </text:span>:</text:p>
          </table:table-cell>
          <table:table-cell table:style-name="Table12.A1" office:value-type="string">
            <text:p text:style-name="P46">Good<text:span text:style-name="T1"> </text:span>knowledge<text:span text:style-name="T1"> </text:span>of<text:span text:style-name="T1"> </text:span>Unix,<text:span text:style-name="T1"> </text:span>Linux,<text:span text:style-name="T1"> </text:span>OSX<text:span text:style-name="T1"> </text:span>and<text:span text:style-name="T1"> </text:span>Windows.</text:p>
            <text:p text:style-name="P45">Good<text:span text:style-name="T1"> </text:span>programming<text:span text:style-name="T1"> </text:span>skills<text:span text:style-name="T1"> </text:span>in<text:span text:style-name="T1"> </text:span>shell, <text:span text:style-name="T87">Perl,</text:span><text:span text:style-name="T1"> </text:span><text:span text:style-name="T6">P</text:span>ython,<text:span text:style-name="T1"> </text:span>Fortran <text:span text:style-name="T87">90</text:span>,<text:span text:style-name="T1"> </text:span>R,<text:span text:style-name="T1"> </text:span>Matlab,<text:span text:style-name="T1"> </text:span>with<text:span text:style-name="T1"> </text:span>notions<text:span text:style-name="T1"> </text:span>of<text:span text:style-name="T1"> </text:span>C<text:span text:style-name="T1"> </text:span>and<text:span text:style-name="T1"> </text:span>C++</text:p>
            <text:p text:style-name="P3">Knowledge<text:span text:style-name="T1"> </text:span>of<text:span text:style-name="T1"> </text:span>parallel<text:span text:style-name="T1"> </text:span>and<text:span text:style-name="T1"> </text:span>grid<text:span text:style-name="T1"> </text:span>computing<text:span text:style-name="T1"> </text:span>(<text:span text:style-name="T87">Sun grid engine</text:span>,<text:span text:style-name="T1"> </text:span><text:span text:style-name="T6">X</text:span>grid,<text:span text:style-name="T1"> </text:span><text:span text:style-name="T6">SLURM</text:span>)</text:p>
            <text:p text:style-name="P3">Good<text:span text:style-name="T1"> </text:span>(large)<text:span text:style-name="T1"> </text:span>dataset<text:span text:style-name="T1"> </text:span>management<text:span text:style-name="T1"> </text:span>skills</text:p>
            <text:p text:style-name="P3"><text:span text:style-name="T81">K</text:span>nowledge<text:span text:style-name="T1"> </text:span>of<text:span text:style-name="T1"> </text:span>micro-controller<text:span text:style-name="T1"> </text:span><text:span text:style-name="T7">I/O</text:span> <text:span text:style-name="T93">(arduino, raspberry pi)</text:span></text:p>
          </table:table-cell>
        </table:table-row>
        <table:table-row table:style-name="Table12.1">
          <table:table-cell table:style-name="Table12.A1" office:value-type="string">
            <text:p text:style-name="P46">Remote<text:span text:style-name="T1"> </text:span>Sensing<text:span text:style-name="T1"> </text:span>/<text:span text:style-name="T1"> </text:span>GIS / <text:span text:style-name="T87">image vision</text:span>:</text:p>
          </table:table-cell>
          <table:table-cell table:style-name="Table12.A1" office:value-type="string">
            <text:p text:style-name="P46">Good<text:span text:style-name="T1"> </text:span>knowledge<text:span text:style-name="T1"> </text:span><text:span text:style-name="T87">GIS and image vision toolboxes:</text:span><text:span text:style-name="T1"> </text:span>GRASS,<text:span text:style-name="T1"> </text:span>Idrisi,<text:span text:style-name="T1"> </text:span>ENVI, <text:span text:style-name="T87">QGIS, Orfeo Toolbox, ITK, ImageJ </text:span></text:p>
            <text:p text:style-name="P66">Familiar with most common <text:span text:style-name="T88">terrestrial</text:span> remote sensing <text:span text:style-name="T88">data </text:span>products</text:p>
            <text:p text:style-name="P67">Experience with UAV based remote sensing</text:p>
          </table:table-cell>
        </table:table-row>
        <table:table-row table:style-name="Table12.1">
          <table:table-cell table:style-name="Table12.A1" office:value-type="string">
            <text:p text:style-name="P46">Software<text:span text:style-name="T1"> </text:span>development:</text:p>
          </table:table-cell>
          <table:table-cell table:style-name="Table12.A1" office:value-type="string">
            <text:p text:style-name="P6">I refer to my bitbucket for a list of my <text:span text:style-name="T88">open source </text:span>software projects (<text:a xlink:type="simple" xlink:href="http://www.bitbucket.com/khufkens" text:style-name="Internet_20_link" text:visited-style-name="Visited_20_Internet_20_Link">http://www.bitbucket.com/khufkens</text:a>)</text:p>
          </table:table-cell>
        </table:table-row>
        <table:table-row table:style-name="Table12.1">
          <table:table-cell table:style-name="Table12.A1" office:value-type="string">
            <text:p text:style-name="P48">Hardware development:</text:p>
          </table:table-cell>
          <table:table-cell table:style-name="Table12.A1" office:value-type="string">
            <text:p text:style-name="P6">Familiar with <text:span text:style-name="T93">2D / 3D computer aided design (CAD). Experience with </text:span>product development / prototyping using CNC and laser cutting techniques. <text:span text:style-name="T93">Basic knowledge of electronics.</text:span></text:p>
          </table:table-cell>
        </table:table-row>
      </table:table>
      <text:p text:style-name="P1"><text:soft-page-break/></text:p>
      <text:p text:style-name="P1"/>
      <table:table table:name="Table13" table:style-name="Table13">
        <table:table-column table:style-name="Table13.A"/>
        <table:table-row>
          <table:table-cell table:style-name="Table13.A1" office:value-type="string">
            <text:p text:style-name="P43">Awards / Grants</text:p>
          </table:table-cell>
        </table:table-row>
      </table:table>
      <text:p text:style-name="P17"/>
      <text:list xml:id="list577133998753943673" text:style-name="L1">
        <text:list-item>
          <text:p text:style-name="P78">Doctoral grant by the University Research Fund (4 years full stipend + 10 000 euro in running costs) </text:p>
        </text:list-item>
        <text:list-item>
          <text:p text:style-name="P78">SIBAE ES0806 ESF COST action grant (1800 euro)</text:p>
        </text:list-item>
        <text:list-item>
          <text:p text:style-name="P78">EUROSPEC field spectroscopy training school grant (1000 euro)</text:p>
        </text:list-item>
      </text:list>
      <text:p text:style-name="P1"/>
      <table:table table:name="Table15" table:style-name="Table15">
        <table:table-column table:style-name="Table15.A"/>
        <table:table-row>
          <table:table-cell table:style-name="Table15.A1" office:value-type="string">
            <text:p text:style-name="P43">peer<text:span text:style-name="T1"> </text:span>reviewed<text:span text:style-name="T1"> </text:span>Publications <text:span text:style-name="T92">(</text:span><text:a xlink:type="simple" xlink:href="https://scholar.google.com/citations?hl=en&amp;user=3ZD7sagAAAAJ&amp;view_op=list_works&amp;sortby=pubdate" text:style-name="Internet_20_link" text:visited-style-name="Visited_20_Internet_20_Link"><text:span text:style-name="T92">h-index: 9</text:span></text:a><text:span text:style-name="T92">)</text:span></text:p>
          </table:table-cell>
        </table:table-row>
      </table:table>
      <text:p text:style-name="P17"/>
      <text:p text:style-name="Text_20_body"><text:span text:style-name="Emphasis"><text:span text:style-name="T12">2015</text:span></text:span></text:p>
      <text:p text:style-name="Text_20_body"><text:span text:style-name="Strong_20_Emphasis"><text:span text:style-name="T15">19.</text:span></text:span><text:span text:style-name="T15"> Toomey M, Friedl M A, Frolking S, </text:span><text:span text:style-name="Strong_20_Emphasis"><text:span text:style-name="T15">Hufkens, K</text:span></text:span><text:span text:style-name="T15"> et al. (2015) Greenness indices from digital cameras predict the timing and seasonal dynamics of canopy-scale photosynthesis. </text:span><text:span text:style-name="Strong_20_Emphasis"><text:span text:style-name="T15">Ecological Applications</text:span></text:span><text:span text:style-name="T15">, 25, 99–115.</text:span></text:p>
      <text:p text:style-name="P84"/>
      <text:p text:style-name="P36"><text:span text:style-name="Emphasis"><text:span text:style-name="T9">2014</text:span></text:span></text:p>
      <text:p text:style-name="P64"><text:span text:style-name="Strong_20_Emphasis"><text:span text:style-name="T15">18.</text:span></text:span><text:span text:style-name="T15"> Ghehi, N. G., Werner, C., </text:span><text:span text:style-name="Strong_20_Emphasis"><text:span text:style-name="T15">Hufkens, K.</text:span></text:span><text:span text:style-name="T15">, Kiese, R., Ranst, E. Van, NSabimana, D., … Boeckx, P. (2014). Estimation of N₂O and NO emission from a tropical highland forest in Rwanda. </text:span><text:span text:style-name="Strong_20_Emphasis"><text:span text:style-name="T19">Geoderma Regional</text:span></text:span><text:span text:style-name="T15">, </text:span><text:span text:style-name="T19">2-3</text:span><text:span text:style-name="T15">, 41–49.</text:span></text:p>
      <text:p text:style-name="P87"/>
      <text:p text:style-name="P57"><text:span text:style-name="Strong_20_Emphasis"><text:span text:style-name="T15">17.</text:span></text:span><text:span text:style-name="T15"> Friedl, M. A., Gray, J. M., Melaas, E. K., Richardson, A. D., </text:span><text:span text:style-name="Strong_20_Emphasis"><text:span text:style-name="T15">Hufkens, K.</text:span></text:span><text:span text:style-name="T15">, Keenan, T. F., … Keefe, J. O. (2014). A tale of two springs : using recent climate anomalies to characterize the sensitivity of temperate forest phenology to climate change. </text:span><text:span text:style-name="Strong_20_Emphasis"><text:span text:style-name="T15">Environmental Research Letters</text:span></text:span><text:span text:style-name="T15">, 054006.</text:span></text:p>
      <text:p text:style-name="P88"/>
      <text:p text:style-name="P57"><text:span text:style-name="Strong_20_Emphasis"><text:span text:style-name="T15">16. </text:span></text:span><text:span text:style-name="T15">Verbeeck, H., Betehndoh, E., Maes, W., Hubau, W., Kearsley, E., Buggenhout, L., </text:span><text:span text:style-name="Strong_20_Emphasis"><text:span text:style-name="T15">Hufkens, K.</text:span></text:span><text:span text:style-name="T15">, … Steppe, K. (2014). Functional leaf trait diversity of 10 tree species in Congolese secondary tropical forest.</text:span><text:span text:style-name="Strong_20_Emphasis"><text:span text:style-name="T15"> Journal of Tropical Forest Science</text:span></text:span><text:span text:style-name="T15">, 26(3).</text:span></text:p>
      <text:p text:style-name="P88"/>
      <text:p text:style-name="P57"><text:span text:style-name="Strong_20_Emphasis"><text:span text:style-name="T15"><text:line-break/>15.</text:span></text:span><text:span text:style-name="T15"> Klosterman, S. T.,</text:span><text:span text:style-name="Strong_20_Emphasis"><text:span text:style-name="T15"> Hufkens, K.</text:span></text:span><text:span text:style-name="T15">, Gray, J. M., Melaas, E., Sonnentag, O., Lavine, I., … Richardson, a. D. 2014. Evaluating remote sensing of deciduous forest phenology at multiple spatial scales using PhenoCam imagery. </text:span><text:span text:style-name="Strong_20_Emphasis"><text:span text:style-name="T15">Biogeosciences</text:span></text:span><text:span text:style-name="T15"> 11(2), 2305–2342.</text:span></text:p>
      <text:p text:style-name="P88"/>
      <text:p text:style-name="P57"><text:span text:style-name="Strong_20_Emphasis"><text:span text:style-name="T15">14.</text:span></text:span><text:span text:style-name="T15"> Keenan, T., Darby, B., Felts, E., Sonnentag, O., Friedl, M., </text:span><text:span text:style-name="Strong_20_Emphasis"><text:span text:style-name="T15">Hufkens, K.</text:span></text:span><text:span text:style-name="T15">, … Richardson, A. D. 2014. Tracking forest phenology and seasonal physiology using digital repeat photography: a critical assessment</text:span><text:span text:style-name="Strong_20_Emphasis"><text:span text:style-name="T15">. Ecological Applications</text:span></text:span><text:span text:style-name="T15">.</text:span></text:p>
      <text:p text:style-name="P17"/>
      <text:p text:style-name="P17">2013 </text:p>
      <text:p text:style-name="P17"/>
      <text:p text:style-name="P34"><text:span text:style-name="Strong_20_Emphasis"><text:span text:style-name="T21">13.</text:span></text:span><text:span text:style-name="T22"> Kearsley E., de Haulleville T., </text:span><text:span text:style-name="Strong_20_Emphasis"><text:span text:style-name="T21">Hufkens K.</text:span></text:span><text:span text:style-name="T22">, Kidimbu A., Toirambe B., Huygens D., Kebede Y., Defourny P., Bogaert J., Beeckman H., Baert G., Steppe K., Boeckx P., Verbeeck H. 2013. Conventional tree height–diameter relationships significantly overestimate aboveground carbon stocks in the Congo Basin. </text:span><text:span text:style-name="T21">Nature Communications</text:span></text:p>
      <text:p text:style-name="P34"><text:span text:style-name="T21"/></text:p>
      <text:p text:style-name="P57"><text:span text:style-name="Strong_20_Emphasis"><text:span text:style-name="T15">12. </text:span></text:span><text:span text:style-name="T15">Lewis, S. L., Sonké, B., Sunderland, T., Begne, S. K., Lopez-Gonzalez, G., van der Heijden, G. M. F., … </text:span><text:span text:style-name="Strong_20_Emphasis"><text:span text:style-name="T15">Hufkens K.</text:span></text:span><text:span text:style-name="T15"> … Banin, L. (2013). Above-ground biomass and structure of 260 African tropical forests. </text:span><text:span text:style-name="T12">Philosophical Transactions of the Royal Society B: Biological Sciences</text:span><text:span text:style-name="T15">, 368 (1625). </text:span></text:p>
      <text:p text:style-name="P17"/>
      <text:p text:style-name="P10"/>
      <text:p text:style-name="P79"><text:span text:style-name="T48">2012</text:span><text:span text:style-name="T8"><text:line-break/></text:span></text:p>
      <text:p text:style-name="P35"><text:span text:style-name="T50">11. Hufkens K.</text:span><text:span text:style-name="T8">, Keenan T., Richardson A. D., Sonnentag O., Melaas E., Bailey A., O'keefe J., Friedl M. 2012. Ecological Impacts of a Widespread Frost Event Following Early Spring Leaf-Out. </text:span><text:span text:style-name="T53">Global Change Biology</text:span><text:span text:style-name="T8">: 18: 2365 – 2377.</text:span></text:p>
      <text:p text:style-name="P11"/>
      <text:p text:style-name="P34"><text:span text:style-name="T51">10. Hufkens K.</text:span><text:span text:style-name="T8">, Friedl M., Sonnentag O., Braswell B. H., Milliman T., Richardson A. D. 2012. Linking near-surface and satellite remote sensing measurements of deciduous broadleaf forest phenology. </text:span><text:span text:style-name="T52">Remote Sensing of Environment</text:span><text:span text:style-name="T8">: 117: 307-321.<text:line-break/><text:line-break/></text:span><text:span text:style-name="T52">9.</text:span><text:span text:style-name="T8"> Sonnentag O., </text:span><text:span text:style-name="T51">Hufkens K.</text:span><text:span text:style-name="T8">,Teshera-Sterne C., Young A. M., Friedl M., Braswell B. H.,Milliman T., O'Keefe J., Richardson A. D 2012. Digital repeat photography for phenological research in forest ecosystems. </text:span><text:span text:style-name="T52">Agricultural and Forest Meteorology</text:span><text:span text:style-name="T8">: 152: 159-177.</text:span></text:p>
      <text:p text:style-name="P10"><text:span text:style-name="T8"><text:line-break/></text:span><text:span text:style-name="T52">8.</text:span><text:span text:style-name="T8"> Keenan, T.F., I. Baker, A. Barr, P. Ciais, K. Davis, M. Dietze, D. Dragoni, C. M. Gough, R. Grant, D. Hollinger, </text:span><text:span text:style-name="T51">K. Hufkens</text:span><text:span text:style-name="T8">, B. Poulter, H. McCaughey, B. Rackza, Y. Ryu, K. Schaefer, H. Tian, H. Verbeeck, M. Zhao, A.D. Richardson. 2012. Terrestrial biosphere model performance for inter-annual variability of land-atmosphere CO2 exchange. </text:span><text:span text:style-name="T49">Global Change Biology</text:span><text:span text:style-name="T46">: 18:1971-1987</text:span><text:span text:style-name="T8">.</text:span></text:p>
      <text:p text:style-name="P16"/>
      <text:p text:style-name="P31"><text:span text:style-name="T53">7.</text:span> Dillen S.Y., Op de Beeck M., <text:span text:style-name="T53">Hufkens K.</text:span>, Buonanduci M., Phillips N.G. 2012. Seasonal patterns of foliar reflectance in relation to photosynthetic capacity and color index in two co-occurring tree species, Quercus rubra and Betula papyrifera. <text:span text:style-name="T53">Agricultural and Forest Meteorology</text:span>: 160:60-68. </text:p>
      <text:p text:style-name="P39"/>
      <text:p text:style-name="P38"><text:span text:style-name="T47">2011</text:span><text:line-break/><text:line-break/><text:span text:style-name="T53">6.</text:span> Thoonen G., <text:span text:style-name="T50">Hufkens K</text:span>., Vanden Borre J.,Spanhove T, Scheunders P. 2011. Accuracy assessment of contextual classiﬁcation results for vegetation mapping. <text:span text:style-name="T53">Journal of Applied Earth Observation and Geoinformation</text:span>: 15: 7-15.</text:p>
      <text:p text:style-name="P13"/>
      <text:p text:style-name="P13">2009</text:p>
      <text:p text:style-name="P11"/>
      <text:p text:style-name="P14"><text:span text:style-name="T57">5. Hufkens</text:span><text:span text:style-name="T59"> </text:span><text:span text:style-name="T52">K.</text:span><text:span text:style-name="T67">,</text:span><text:span text:style-name="T2"> </text:span><text:span text:style-name="T8">Scheunders</text:span><text:span text:style-name="T2"> </text:span><text:span text:style-name="T8">P.</text:span><text:span text:style-name="T2"> </text:span><text:span text:style-name="T8">and</text:span><text:span text:style-name="T2"> </text:span><text:span text:style-name="T8">Ceulemans</text:span><text:span text:style-name="T2"> </text:span><text:span text:style-name="T8">R.</text:span><text:span text:style-name="T2"> </text:span><text:span text:style-name="T8">2009.</text:span><text:span text:style-name="T2"> </text:span><text:span text:style-name="T8">Ecotones:</text:span><text:span text:style-name="T2"> </text:span><text:span text:style-name="T8">methodology</text:span><text:span text:style-name="T2"> </text:span><text:span text:style-name="T8">and</text:span><text:span text:style-name="T2"> </text:span><text:span text:style-name="T8">definitions</text:span><text:span text:style-name="T2"> </text:span><text:span text:style-name="T8">revisited.</text:span><text:span text:style-name="T2"> </text:span><text:span text:style-name="T52">Ecological</text:span><text:span text:style-name="T59"> </text:span><text:span text:style-name="T52">Research</text:span><text:span text:style-name="T60">.</text:span><text:span text:style-name="T2"> </text:span><text:span text:style-name="T8">24:</text:span><text:span text:style-name="T2"> </text:span><text:span text:style-name="T8">977-986.</text:span></text:p>
      <text:p text:style-name="P11"/>
      <text:p text:style-name="P14"><text:span text:style-name="T57">4. Hufkens</text:span><text:span text:style-name="T59"> </text:span><text:span text:style-name="T52">K.</text:span><text:span text:style-name="T67">,</text:span><text:span text:style-name="T2"> </text:span><text:span text:style-name="T8">Scheunders</text:span><text:span text:style-name="T2"> </text:span><text:span text:style-name="T8">P.</text:span><text:span text:style-name="T2"> </text:span><text:span text:style-name="T8">and</text:span><text:span text:style-name="T2"> </text:span><text:span text:style-name="T8">Ceulemans</text:span><text:span text:style-name="T2"> </text:span><text:span text:style-name="T8">R.</text:span><text:span text:style-name="T2"> </text:span><text:span text:style-name="T8">2009.</text:span><text:span text:style-name="T2"> </text:span><text:span text:style-name="T8">Validation</text:span><text:span text:style-name="T2"> </text:span><text:span text:style-name="T8">of</text:span><text:span text:style-name="T2"> </text:span><text:span text:style-name="T8">the</text:span><text:span text:style-name="T2"> </text:span><text:span text:style-name="T8">sigmoid</text:span><text:span text:style-name="T2"> </text:span><text:span text:style-name="T8">wave</text:span><text:span text:style-name="T2"> </text:span><text:span text:style-name="T8">curve</text:span><text:span text:style-name="T2"> </text:span><text:span text:style-name="T8">fitting</text:span><text:span text:style-name="T2"> </text:span><text:span text:style-name="T8">algorithm</text:span><text:span text:style-name="T2"> </text:span><text:span text:style-name="T8">on</text:span><text:span text:style-name="T2"> </text:span><text:span text:style-name="T8">a</text:span><text:span text:style-name="T2"> </text:span><text:span text:style-name="T8">forest-tundra</text:span><text:span text:style-name="T2"> </text:span><text:span text:style-name="T8">ecotone</text:span><text:span text:style-name="T2"> </text:span><text:span text:style-name="T8">in</text:span><text:span text:style-name="T2"> </text:span><text:span text:style-name="T8">the</text:span><text:span text:style-name="T2"> </text:span><text:span text:style-name="T8">Northwest</text:span><text:span text:style-name="T2"> </text:span><text:span text:style-name="T8">Territories,</text:span><text:span text:style-name="T2"> </text:span><text:span text:style-name="T8">Canada.</text:span><text:span text:style-name="T2"> </text:span><text:span text:style-name="T8">Ecological</text:span><text:span text:style-name="T2"> </text:span><text:span text:style-name="T8">Informatics</text:span><text:span text:style-name="T2"> </text:span><text:span text:style-name="T8">4:</text:span><text:span text:style-name="T2"> </text:span><text:span text:style-name="T8">1-7.</text:span></text:p>
      <text:p text:style-name="P11"/>
      <text:p text:style-name="P14"><text:span text:style-name="T57">3. Hufkens</text:span><text:span text:style-name="T59"> </text:span><text:span text:style-name="T52">K.</text:span><text:span text:style-name="T67">,</text:span><text:span text:style-name="T2"> </text:span><text:span text:style-name="T8">Thoonen</text:span><text:span text:style-name="T2"> </text:span><text:span text:style-name="T8">G.,</text:span><text:span text:style-name="T2"> </text:span><text:span text:style-name="T8">Vanden</text:span><text:span text:style-name="T2"> </text:span><text:span text:style-name="T8">Borre</text:span><text:span text:style-name="T2"> </text:span><text:span text:style-name="T8">J.,</text:span><text:span text:style-name="T2"> </text:span><text:span text:style-name="T8">Scheunders</text:span><text:span text:style-name="T2"> </text:span><text:span text:style-name="T8">P.</text:span><text:span text:style-name="T2"> </text:span><text:span text:style-name="T8">and</text:span><text:span text:style-name="T2"> </text:span><text:span text:style-name="T8">Ceulemans</text:span><text:span text:style-name="T2"> </text:span><text:span text:style-name="T8">R.</text:span><text:span text:style-name="T2"> </text:span><text:span text:style-name="T8">2009.</text:span><text:span text:style-name="T2"> </text:span><text:span text:style-name="T8">Habitat</text:span><text:span text:style-name="T2"> </text:span><text:span text:style-name="T8">reporting</text:span><text:span text:style-name="T2"> </text:span><text:span text:style-name="T8">of</text:span><text:span text:style-name="T2"> </text:span><text:span text:style-name="T8">a</text:span><text:span text:style-name="T2"> </text:span><text:span text:style-name="T8">heathland</text:span><text:span text:style-name="T2"> </text:span><text:span text:style-name="T8">site:</text:span><text:span text:style-name="T2"> </text:span><text:span text:style-name="T8">classification</text:span><text:span text:style-name="T2"> </text:span><text:span text:style-name="T8">probabilities</text:span><text:span text:style-name="T2"> </text:span><text:span text:style-name="T8">as</text:span><text:span text:style-name="T2"> </text:span><text:span text:style-name="T8">additional</text:span><text:span text:style-name="T2"> </text:span><text:span text:style-name="T8">information,</text:span><text:span text:style-name="T2"> </text:span><text:span text:style-name="T8">a</text:span><text:span text:style-name="T2"> </text:span><text:span text:style-name="T8">case</text:span><text:span text:style-name="T2"> </text:span><text:span text:style-name="T8">study.</text:span><text:span text:style-name="T2"> </text:span><text:span text:style-name="T52">Ecological</text:span><text:span text:style-name="T59"> </text:span><text:span text:style-name="T52">Informatics</text:span><text:span text:style-name="T8">.</text:span><text:span text:style-name="T2"> </text:span><text:span text:style-name="T8">5:248-255.</text:span></text:p>
      <text:p text:style-name="P11"/>
      <text:p text:style-name="P13">2008</text:p>
      <text:p text:style-name="P11"/>
      <text:p text:style-name="P4"><text:span text:style-name="T56">2. Hufkens</text:span><text:span text:style-name="T58"> </text:span><text:span text:style-name="T53">K.</text:span><text:span text:style-name="T66">,</text:span><text:span text:style-name="T1"> </text:span>Bogaert<text:span text:style-name="T1"> </text:span>J.,<text:span text:style-name="T1"> </text:span>Dong<text:span text:style-name="T1"> </text:span>Q.H.,<text:span text:style-name="T1"> </text:span>Lu<text:span text:style-name="T1"> </text:span>L.,<text:span text:style-name="T1"> </text:span>Huang<text:span text:style-name="T1"> </text:span>C.L.,<text:span text:style-name="T1"> </text:span>Ma<text:span text:style-name="T1"> </text:span>M.G.,<text:span text:style-name="T1"> </text:span>Che<text:span text:style-name="T1"> </text:span>T.,<text:span text:style-name="T1"> </text:span>Li<text:span text:style-name="T1"> </text:span>X.,<text:span text:style-name="T1"> </text:span>Veroustraete<text:span text:style-name="T1"> </text:span>F.<text:span text:style-name="T1"> </text:span>and<text:span text:style-name="T1"> </text:span>Ceulemans<text:span text:style-name="T1"> </text:span>R.<text:span text:style-name="T1"> </text:span>2008.<text:span text:style-name="T1"> </text:span>Impacts<text:span text:style-name="T1"> </text:span>and<text:span text:style-name="T1"> </text:span>uncertainties<text:span text:style-name="T1"> </text:span>of<text:span text:style-name="T1"> </text:span>upscaling<text:span text:style-name="T1"> </text:span>of<text:span text:style-name="T1"> </text:span>remote-sensing<text:span text:style-name="T1"> </text:span>data<text:span text:style-name="T1"> </text:span>validation<text:span text:style-name="T1"> </text:span>for<text:span text:style-name="T1"> </text:span>a<text:span text:style-name="T1"> </text:span>semi-arid<text:span text:style-name="T1"> </text:span>woodland.<text:span text:style-name="T1"> </text:span><text:span text:style-name="T53">Journal</text:span><text:span text:style-name="T58"> </text:span><text:span text:style-name="T53">of</text:span><text:span text:style-name="T58"> </text:span><text:span text:style-name="T53">Arid</text:span><text:span text:style-name="T58"> </text:span><text:span text:style-name="T53">Environments</text:span>.<text:span text:style-name="T1"> </text:span>72:<text:span text:style-name="T1"> </text:span>1490-1505.</text:p>
      <text:p text:style-name="P8"/>
      <text:p text:style-name="P4"><text:span text:style-name="T56">1. Hufkens</text:span><text:span text:style-name="T58"> </text:span><text:span text:style-name="T53">K.</text:span><text:span text:style-name="T66">,</text:span><text:span text:style-name="T1"> </text:span>Ceulemans<text:span text:style-name="T1"> </text:span>R.<text:span text:style-name="T1"> </text:span>and<text:span text:style-name="T1"> </text:span>Scheunders<text:span text:style-name="T1"> </text:span>P.<text:span text:style-name="T1"> </text:span>2008.<text:span text:style-name="T1"> </text:span>Estimating<text:span text:style-name="T1"> </text:span>the<text:span text:style-name="T1"> </text:span>ecotone<text:span text:style-name="T1"> </text:span>width<text:span text:style-name="T1"> </text:span>in<text:span text:style-name="T1"> </text:span>patchy<text:span text:style-name="T1"> </text:span>ecotones<text:span text:style-name="T1"> </text:span>using<text:span text:style-name="T1"> </text:span>a<text:span text:style-name="T1"> </text:span>sigmoid<text:span text:style-name="T1"> </text:span>wave<text:span text:style-name="T1"> </text:span>approach.<text:span text:style-name="T1"> </text:span><text:span text:style-name="T53">Ecological</text:span><text:span text:style-name="T58"> </text:span><text:span text:style-name="T53">Informatics</text:span>.<text:span text:style-name="T1"> </text:span>3:<text:span text:style-name="T1"> </text:span>97-104.</text:p>
      <table:table table:name="Table14" table:style-name="Table14">
        <table:table-column table:style-name="Table14.A"/>
        <table:table-row table:style-name="Table14.1">
          <table:table-cell table:style-name="Table14.A1" office:value-type="string">
            <text:p text:style-name="P43">Conference<text:span text:style-name="T1"> </text:span>Abstracts</text:p>
          </table:table-cell>
        </table:table-row>
      </table:table>
      <text:p text:style-name="P74"/>
      <text:p text:style-name="P23"/>
      <text:p text:style-name="P23">2015</text:p>
      <text:p text:style-name="P19"/>
      <text:p text:style-name="P24"><text:span text:style-name="T83">35. </text:span><text:span text:style-name="T61">Kearsley </text:span><text:span text:style-name="T63">E.</text:span><text:span text:style-name="T61">, Verbeeck </text:span><text:span text:style-name="T63">H.</text:span><text:span text:style-name="T61">, </text:span>Hufkens <text:span text:style-name="T84">K.</text:span><text:span text:style-name="T61">, Beeckman </text:span><text:span text:style-name="T63">H.,</text:span><text:span text:style-name="T61"> Steppe </text:span><text:span text:style-name="T63">K.</text:span><text:span text:style-name="T61">, Boeckx </text:span><text:span text:style-name="T63">P.</text:span><text:span text:style-name="T61">. Influence of persistent monodominance on functional diversity and functional community assembly in African tropical forests. In</text:span><text:span text:style-name="T65"> </text:span><text:span text:style-name="T61">Proceedings</text:span><text:span text:style-name="T65"> </text:span><text:span text:style-name="T61">of</text:span><text:span text:style-name="T65"> </text:span><text:span text:style-name="T61">European</text:span><text:span text:style-name="T65"> </text:span><text:span text:style-name="T61">Geosciences</text:span><text:span text:style-name="T65"> </text:span><text:span text:style-name="T61">Union:</text:span><text:span text:style-name="T65"> </text:span><text:span text:style-name="T61">General</text:span><text:span text:style-name="T65"> </text:span><text:span text:style-name="T61">Assembly,</text:span><text:span text:style-name="T65"> </text:span><text:span text:style-name="T61">Vienna,</text:span><text:span text:style-name="T65"> </text:span><text:span text:style-name="T61">Austria.</text:span></text:p>
      <text:p text:style-name="P24"><text:span text:style-name="T61"/></text:p>
      <text:p text:style-name="P23"/>
      <text:p text:style-name="P19">2014</text:p>
      <text:p text:style-name="P19"/>
      <text:p text:style-name="P21"><text:span text:style-name="T82">34. </text:span><text:span text:style-name="T62">Keenan T.,</text:span><text:span text:style-name="T82"> Hufkens K</text:span><text:span text:style-name="T62">, Richardson A.D.. </text:span><text:span text:style-name="T61">Determining the Dominant Controls of Land Surface Phenology: Implications for Global Modeling. </text:span><text:span text:style-name="T23">American Geophysical Union, San Francisco, USA.</text:span></text:p>
      <text:p text:style-name="P19"/>
      <text:p text:style-name="P22"><text:span text:style-name="T82">33. <text:s/></text:span><text:span text:style-name="T62">Milliman </text:span><text:span text:style-name="T64">T.,</text:span><text:span text:style-name="T62"> Richardson </text:span><text:span text:style-name="T64">A.D.,</text:span><text:span text:style-name="T62"> Klosterman </text:span><text:span text:style-name="T64">S.,</text:span><text:span text:style-name="T62"> Gray </text:span><text:span text:style-name="T64">J.,</text:span><text:span text:style-name="T62"> </text:span><text:span text:style-name="T82">Hufkens K.</text:span><text:span text:style-name="T64">,</text:span><text:span text:style-name="T62"> Aubrecht </text:span><text:span text:style-name="T64">D.,</text:span><text:span text:style-name="T62"> Chen </text:span><text:span text:style-name="T64">M.,</text:span><text:span text:style-name="T62"> <text:s/>Friedl </text:span><text:span text:style-name="T64">M.. </text:span><text:span text:style-name="T61">Standardizing PhenoCam Image Processing and Data Products. </text:span><text:span text:style-name="T23">American Geophysical Union, San Francisco, USA.</text:span></text:p>
      <text:p text:style-name="P19"/>
      <text:p text:style-name="P27"><text:span text:style-name="T54">32.</text:span><text:span text:style-name="T82"> </text:span><text:span text:style-name="T54">Hufkens K.</text:span><text:span text:style-name="T82">, Chen M., Richardson A.D.. </text:span>Modelling grassland phenology and growth using near-surface remote sensing derived time series<text:span text:style-name="T82">. </text:span><text:span text:style-name="T20">American Geophysical Union, San Francisco, USA.</text:span></text:p>
      <text:p text:style-name="P26"/>
      <text:p text:style-name="P28"><text:span text:style-name="T54">31. </text:span><text:span text:style-name="T85">Chen M., Keenan T., </text:span><text:span text:style-name="T55">Hufkens K.</text:span><text:span text:style-name="T85">, Munger W.J.,Bohrer G., Brzostek E., Richardson A.D.. </text:span>Inter-annual variability of carbon fluxes in temperate forest ecosystems: effects of biotic and abiotic factors.<text:span text:style-name="T82"> </text:span><text:span text:style-name="T20">American Geophysical Union, San Francisco, USA.</text:span></text:p>
      <text:p text:style-name="P20"/>
      <text:p text:style-name="Text_20_body"><text:span text:style-name="Strong_20_Emphasis"><text:span text:style-name="T12">30.</text:span></text:span><text:span text:style-name="Strong_20_Emphasis"><text:span text:style-name="T18"> </text:span></text:span><text:span text:style-name="Strong_20_Emphasis"><text:span text:style-name="T12">Hufkens K.,</text:span></text:span><text:span text:style-name="Strong_20_Emphasis"><text:span text:style-name="T18"> Min Chen, and Andrew D. Richardson. Modelling grassland phenology and growth using near-surface remote sensing derived time series. In Proceedings of European Geosciences Union: General Assembly, Vienna, Austria.</text:span></text:span></text:p>
      <text:p text:style-name="P26"/>
      <text:p text:style-name="Text_20_body"><text:span text:style-name="Strong_20_Emphasis"><text:span text:style-name="T12">29.</text:span></text:span><text:span text:style-name="Strong_20_Emphasis"><text:span text:style-name="T18"> Kearsley E., </text:span></text:span><text:span text:style-name="Strong_20_Emphasis"><text:span text:style-name="T12">Hufkens K.</text:span></text:span><text:span text:style-name="Strong_20_Emphasis"><text:span text:style-name="T18">, Steppe K., Beeckman H., Boeckx P, Verbeeck H. Conventional tree height-diameter relationships significantly overestimate aboveground carbon stocks in the Central Congo Basin. </text:span></text:span><text:span text:style-name="T18">In</text:span><text:span text:style-name="T15"> Proceedings of European Geosciences Union: General Assembly, Vienna, Austria.</text:span></text:p>
      <text:p text:style-name="Text_20_body"><text:span text:style-name="T15"/></text:p>
      <text:p text:style-name="P18">2013</text:p>
      <text:p text:style-name="P18"/>
      <text:p text:style-name="P9"><text:span text:style-name="T76">28. Hufkens K.</text:span><text:span text:style-name="T74">, Helle G., Beeckman H., de Haulleville T., Kearsley K., Boeckx P. Multi-decadal carbon and water relations of African tropical humid forests: a tree-ring stable isotope analysis.</text:span><text:span text:style-name="T75"> </text:span><text:span text:style-name="T74">In</text:span><text:span text:style-name="T75"> </text:span><text:span text:style-name="T74">Proceedings</text:span><text:span text:style-name="T75"> </text:span><text:span text:style-name="T74">of</text:span><text:span text:style-name="T75"> </text:span><text:span text:style-name="T74">European</text:span><text:span text:style-name="T75"> </text:span><text:span text:style-name="T74">Geosciences</text:span><text:span text:style-name="T75"> </text:span><text:span text:style-name="T74">Union:</text:span><text:span text:style-name="T75"> </text:span><text:span text:style-name="T74">General</text:span><text:span text:style-name="T75"> </text:span><text:span text:style-name="T74">Assembly,</text:span><text:span text:style-name="T75"> </text:span><text:span text:style-name="T74">Vienna,</text:span><text:span text:style-name="T75"> </text:span><text:span text:style-name="T74">Austria.</text:span><text:span text:style-name="T75"> </text:span><text:span text:style-name="T77">--</text:span><text:span text:style-name="T78"> </text:span><text:span text:style-name="T77">oral</text:span><text:span text:style-name="T78"> </text:span><text:span text:style-name="T77">presentation</text:span></text:p>
      <text:p text:style-name="P29"/>
      <text:p text:style-name="P9"><text:span text:style-name="Strong_20_Emphasis"><text:span text:style-name="T76">27. Hufkens K.</text:span></text:span><text:span text:style-name="T74">, Helle G., Beeckman H., de Haulleville T., Kearsley E., Boeckx P. Multi-decadal carbon and water relations of African tropical humid forests: a tree-ring stable isotope analysis, COST-SIBAE meeting, Wroclaw, Poland.</text:span><text:span text:style-name="T79"> </text:span><text:span text:style-name="T77">-- oral presentation</text:span></text:p>
      <text:p text:style-name="P25"/>
      <text:p text:style-name="P25"/>
      <text:p text:style-name="P1"><text:span text:style-name="T30">2012</text:span><text:span text:style-name="T31"><text:line-break/></text:span></text:p>
      <text:p text:style-name="P32"><text:span text:style-name="T53">26.</text:span> Toomey M., Friedl M.A., <text:span text:style-name="T53">Hufkens K.</text:span>, Sonnentag O., Frolking S., Milliman T., Frolking S.,Richardson A.D. Monitoring of phenological control on ecosystem fluxes using digital cameras and eddy covariance data. <text:span text:style-name="T20">American Geophysical Union, San Francisco, USA.</text:span></text:p>
      <text:p text:style-name="P32"/>
      <text:p text:style-name="P32"><text:span text:style-name="T53">25.</text:span> Milliman T, Friedl M.A., Frolking S., <text:span text:style-name="T53">Hufkens K.</text:span>, Klosterman S., Richardson A.D., Toomey M.P. Tools for generating useful time-series data from PhenoCam images. <text:span text:style-name="T20">American Geophysical Union, San Francisco, USA.</text:span></text:p>
      <text:p text:style-name="P32"><text:soft-page-break/></text:p>
      <text:p text:style-name="P1"><text:span text:style-name="T11">24.</text:span><text:span text:style-name="T16"> Friedl M.A., </text:span><text:span text:style-name="T13">Hufkens K.</text:span><text:span text:style-name="T16">, Melaas E. K. , Richardson A. D. , O'Keefe J. and Bailey A.. Response of Ecosystem Phenology to Anomalous Spring Warmth in the Northeastern United States in 2010. American Meteorological Society First Conference on Atmospheric Biogeosciences </text:span><text:span text:style-name="T17">2012</text:span><text:span text:style-name="T16">, Boston, MA, USA.<text:line-break/><text:line-break/></text:span><text:span text:style-name="T11">23.</text:span><text:span text:style-name="T16"> Toomey, M., Richardson A.D., Sonnentag O., </text:span><text:span text:style-name="T13">Hufkens K.</text:span><text:span text:style-name="T16">, Friedl M.A., Frolking S. and Milliman T.. Determining phenological controls on ecosystem productivity among multiple biomes using digital cameras and eddy covariance data. American Meteorological Society First Conference on Atmospheric Biogeosciences 2012, Boston, MA, USA.</text:span><text:span text:style-name="T72"><text:line-break/><text:line-break/></text:span><text:span text:style-name="T73">22.</text:span><text:span text:style-name="T72"> </text:span><text:span text:style-name="T16">Klosterman, S., </text:span><text:span text:style-name="T13">Hufkens</text:span><text:span text:style-name="T16"> </text:span><text:span text:style-name="T13">K.,</text:span><text:span text:style-name="T16"> Friedl M.A., Lavine I., Milliman T., Sonnentag O., Frolking S., and Richardson A.D. Comparison of phenology dates in deciduous forests from near-surface and remote sensing. American Meteorological Society First Conference on Atmospheric Biogeosciences 2012, Boston, MA, USA.</text:span></text:p>
      <text:p text:style-name="P15"/>
      <text:p text:style-name="P14"><text:span text:style-name="T52">21. Hufkens K.</text:span><text:span text:style-name="T60">, Keenan T. F., Friedl M. 2012. Ten years of MODIS land surface phenology. In Proceedings of European Geosciences Union: General Assembly, Vienna, Austria. </text:span><text:span text:style-name="T68">-- oral presentation</text:span></text:p>
      <text:p text:style-name="P15"/>
      <text:p text:style-name="P12"/>
      <text:p text:style-name="P12">2011</text:p>
      <text:p text:style-name="P1"/>
      <text:p text:style-name="Standard"><text:span text:style-name="T10">20. Hufkens K.</text:span><text:span text:style-name="T14">, Sonnentag O., Keenan T. F., Richardson A. D., Melaas E.; Bailey A.; O'Keefe J., Friedl M.A.. Community impacts of mid-May frost event during an anomalously warm spring. American Geophysical Union, San Francisco, USA.</text:span><text:span text:style-name="T32"> </text:span><text:span text:style-name="T33">--</text:span><text:span text:style-name="T34"> </text:span><text:span text:style-name="T33">oral</text:span><text:span text:style-name="T34"> </text:span><text:span text:style-name="T33">presentation</text:span><text:span text:style-name="T14"><text:line-break/><text:line-break/></text:span><text:span text:style-name="T10">19.</text:span><text:span text:style-name="T14"> Friedl M.A., </text:span><text:span text:style-name="T10">Hufkens K.</text:span><text:span text:style-name="T14">, Richardson A.D., Melaas E.K., Sonnentag O., Bailey A., O'Keefe J.. Anomalous Spring Warmth in 2010: A Precursor of Future Changes to Ecosystem Phenology and Function in the Northeastern United States. American Geophysical Union, San Francisco, USA.<text:line-break/><text:line-break/></text:span><text:span text:style-name="T10">18.</text:span><text:span text:style-name="T14"> Sonnentag O., </text:span><text:span text:style-name="T10">Hufkens K.</text:span><text:span text:style-name="T14">; Trevor F. Keenan; Mark A. Friedl; Andrew D. Richardson. New insights on the link between phenology and productivity of temperate and boreal broadleaf deciduous forests across the globe. American Geophysical Union, San Francisco, USA.<text:line-break/><text:line-break/></text:span><text:span text:style-name="T10">17.</text:span><text:span text:style-name="T14"> Milliman T., </text:span><text:span text:style-name="T10">Hufkens K.</text:span><text:span text:style-name="T14">, Lavine I., Jacobs N., Pless R., Frolking S., Richardson A.D.. The PhenoCam Website: Adventures in "Crowd-Sourcing" Data Collection, Distribution and Analysis. American Geophysical Union, San Francisco, USA.<text:line-break/><text:line-break/></text:span><text:span text:style-name="T10">16.</text:span><text:span text:style-name="T14"> Darby B., Keenan T.F., Felts E.S., </text:span><text:span text:style-name="T10">Hufkens K.</text:span><text:span text:style-name="T14">, Friedl M.A., Moore D.J., Sonnentag O., Richardson A.D.. Do physiological changes at leaf level explain seasonal changes in remotely sensed canopy greenness? American Geophysical Union, San Francisco, USA.<text:line-break/><text:line-break/></text:span><text:span text:style-name="T10">15.</text:span><text:span text:style-name="T14"> Felts E.S., Sonnentag O., Ryu Y., Macfarlane C., </text:span><text:span text:style-name="T10">Hufkens K.</text:span><text:span text:style-name="T14">, Keenan T.F., Friedl M.A., Richardson A.D.. Is digital cover photography a viable method for measuring leaf index for phenological research in closed forest ecosystems? American Geophysical Union, San Francisco, USA. </text:span><text:span text:style-name="T71"><text:line-break/></text:span><text:span text:style-name="T35"><text:line-break/>14. Hufkens,</text:span><text:span text:style-name="T37"> </text:span><text:span text:style-name="T35">K.</text:span><text:span text:style-name="T38">,</text:span><text:span text:style-name="T39"> </text:span><text:span text:style-name="T38">Sonnentag</text:span><text:span text:style-name="T39"> </text:span><text:span text:style-name="T38">O.,</text:span><text:span text:style-name="T39"> </text:span><text:span text:style-name="T38">Keenan,</text:span><text:span text:style-name="T39"> </text:span><text:span text:style-name="T38">K.,</text:span><text:span text:style-name="T39"> </text:span><text:span text:style-name="T38">Richardson</text:span><text:span text:style-name="T39"> </text:span><text:span text:style-name="T38">D.</text:span><text:span text:style-name="T39"> </text:span><text:span text:style-name="T38">A.,</text:span><text:span text:style-name="T39"> </text:span><text:span text:style-name="T38">Melaas,</text:span><text:span text:style-name="T39"> </text:span><text:span text:style-name="T38">E.,</text:span><text:span text:style-name="T39"> </text:span><text:span text:style-name="T38">Bailey,</text:span><text:span text:style-name="T39"> </text:span><text:span text:style-name="T38">A.,</text:span><text:span text:style-name="T39"> </text:span><text:span text:style-name="T38">O'keefe,</text:span><text:span text:style-name="T39"> </text:span><text:span text:style-name="T38">J.,<text:line-break/>Friedl,</text:span><text:span text:style-name="T39"> </text:span><text:span text:style-name="T38">M.</text:span><text:span text:style-name="T39"> </text:span><text:span text:style-name="T38">2011.</text:span><text:span text:style-name="T39"> </text:span><text:span text:style-name="T38">Community</text:span><text:span text:style-name="T39"> </text:span><text:span text:style-name="T38">impacts</text:span><text:span text:style-name="T39"> </text:span><text:span text:style-name="T38">of</text:span><text:span text:style-name="T39"> </text:span><text:span text:style-name="T38">a</text:span><text:span text:style-name="T39"> </text:span><text:span text:style-name="T38">mid-May</text:span><text:span text:style-name="T39"> </text:span><text:span text:style-name="T38">frost</text:span><text:span text:style-name="T39"> </text:span><text:span text:style-name="T38">event</text:span><text:span text:style-name="T39"> </text:span><text:span text:style-name="T38">during</text:span><text:span text:style-name="T39"> </text:span><text:span text:style-name="T38">an</text:span><text:span text:style-name="T39"> </text:span><text:span text:style-name="T38">anomalously</text:span><text:span text:style-name="T39"> </text:span><text:span text:style-name="T38">warm</text:span><text:span text:style-name="T39"> </text:span><text:span text:style-name="T38">spring.<text:line-break/>PhenoAlp</text:span><text:span text:style-name="T39"> </text:span><text:span text:style-name="T38">final</text:span><text:span text:style-name="T39"> </text:span><text:span text:style-name="T38">project</text:span><text:span text:style-name="T39"> </text:span><text:span text:style-name="T38">meeting,</text:span><text:span text:style-name="T39"> </text:span><text:span text:style-name="T38">Torgnon,</text:span><text:span text:style-name="T39"> </text:span><text:span text:style-name="T38">Italy.</text:span><text:span text:style-name="T39"> </text:span><text:span text:style-name="T40">--</text:span><text:span text:style-name="T42"> </text:span><text:span text:style-name="T40">oral</text:span><text:span text:style-name="T42"> </text:span><text:span text:style-name="T40">presentation</text:span><text:span text:style-name="T43"><text:line-break/></text:span><text:span text:style-name="T38"><text:line-break/></text:span><text:span text:style-name="T36">13.</text:span><text:span text:style-name="T38"> </text:span><text:span text:style-name="T35">Hufkens,</text:span><text:span text:style-name="T37"> </text:span><text:span text:style-name="T35">K.</text:span><text:span text:style-name="T38">,</text:span><text:span text:style-name="T39"> </text:span><text:span text:style-name="T38">Sonnentag</text:span><text:span text:style-name="T39"> </text:span><text:span text:style-name="T38">O.,</text:span><text:span text:style-name="T39"> </text:span><text:span text:style-name="T38">Keenan,</text:span><text:span text:style-name="T39"> </text:span><text:span text:style-name="T38">K.,</text:span><text:span text:style-name="T39"> </text:span><text:span text:style-name="T38">Richardson</text:span><text:span text:style-name="T39"> </text:span><text:span text:style-name="T38">D.</text:span><text:span text:style-name="T39"> </text:span><text:span text:style-name="T38">A.,</text:span><text:span text:style-name="T39"> </text:span><text:span text:style-name="T38">Melaas,</text:span><text:span text:style-name="T39"> </text:span><text:span text:style-name="T38">E.,</text:span><text:span text:style-name="T39"> </text:span><text:span text:style-name="T38">Bailey,</text:span><text:span text:style-name="T39"> </text:span><text:span text:style-name="T38">A.,</text:span><text:span text:style-name="T39"> </text:span><text:span text:style-name="T38">O'keefe,</text:span><text:span text:style-name="T39"> </text:span><text:span text:style-name="T38">J.,<text:line-break/>Friedl,</text:span><text:span text:style-name="T39"> </text:span><text:span text:style-name="T38">M.</text:span><text:span text:style-name="T39"> </text:span><text:span text:style-name="T38">2011.</text:span><text:span text:style-name="T39"> </text:span><text:span text:style-name="T38">Community</text:span><text:span text:style-name="T39"> </text:span><text:span text:style-name="T38">impacts</text:span><text:span text:style-name="T39"> </text:span><text:span text:style-name="T38">of</text:span><text:span text:style-name="T39"> </text:span><text:span text:style-name="T38">a</text:span><text:span text:style-name="T39"> </text:span><text:span text:style-name="T38">mid-May</text:span><text:span text:style-name="T39"> </text:span><text:span text:style-name="T38">frost</text:span><text:span text:style-name="T39"> </text:span><text:span text:style-name="T38">event</text:span><text:span text:style-name="T39"> </text:span><text:span text:style-name="T38">during</text:span><text:span text:style-name="T39"> </text:span><text:span text:style-name="T38">an</text:span><text:span text:style-name="T39"> </text:span><text:span text:style-name="T38">anomalously</text:span><text:span text:style-name="T39"> </text:span><text:span text:style-name="T38">warm</text:span><text:span text:style-name="T39"> </text:span><text:span text:style-name="T38">spring.<text:line-break/>Hubbard</text:span><text:span text:style-name="T39"> </text:span><text:span text:style-name="T38">Brook</text:span><text:span text:style-name="T39"> </text:span><text:span text:style-name="T38">Annual</text:span><text:span text:style-name="T39"> </text:span><text:span text:style-name="T38">Meeting,</text:span><text:span text:style-name="T39"> </text:span><text:span text:style-name="T38">North</text:span><text:span text:style-name="T39"> </text:span><text:span text:style-name="T38">Woodstock,</text:span><text:span text:style-name="T39"> </text:span><text:span text:style-name="T38">NH,</text:span><text:span text:style-name="T39"> </text:span><text:span text:style-name="T38">USA.</text:span><text:span text:style-name="T39"> </text:span><text:span text:style-name="T41"><text:s/></text:span><text:span text:style-name="T40">--</text:span><text:span text:style-name="T42"> </text:span><text:span text:style-name="T40">oral</text:span><text:span text:style-name="T42"> </text:span><text:span text:style-name="T40">presentation</text:span></text:p>
      <text:p text:style-name="P30"/>
      <text:p text:style-name="P4"><text:span text:style-name="T53">12. Hufkens</text:span><text:span text:style-name="T58"> </text:span><text:span text:style-name="T53">K.</text:span>,<text:span text:style-name="T1"> </text:span>Richardson<text:span text:style-name="T1"> </text:span>D.<text:span text:style-name="T1"> </text:span>A.,<text:span text:style-name="T1"> </text:span>Friedl<text:span text:style-name="T1"> </text:span>M.<text:span text:style-name="T1"> </text:span>2011.<text:span text:style-name="T1"> </text:span>Monitoring<text:span text:style-name="T1"> </text:span>species<text:span text:style-name="T1"> </text:span>specific<text:span text:style-name="T1"> </text:span>phenology<text:span text:style-name="T1"> </text:span>using<text:span text:style-name="T1"> </text:span>conventional<text:span text:style-name="T1"> </text:span>RGB<text:span text:style-name="T1"> </text:span>cameras.<text:span text:style-name="T1"> </text:span>In<text:span text:style-name="T1"> </text:span>Proceedings<text:span text:style-name="T1"> </text:span>of<text:span text:style-name="T1"> </text:span>European<text:span text:style-name="T1"> </text:span>Geosciences<text:span text:style-name="T1"> </text:span>Union:<text:span text:style-name="T1"> </text:span>General<text:span text:style-name="T1"> </text:span>Assembly,<text:span text:style-name="T1"> </text:span>Vienna,<text:span text:style-name="T1"> </text:span>Austria.<text:span text:style-name="T1"> </text:span><text:span text:style-name="T69">--</text:span><text:span text:style-name="T70"> </text:span><text:span text:style-name="T69">oral</text:span><text:span text:style-name="T70"> </text:span><text:span text:style-name="T69">presentation</text:span></text:p>
      <text:p text:style-name="P4"><text:soft-page-break/><text:span text:style-name="T53">2010</text:span></text:p>
      <text:p text:style-name="P4"/>
      <text:p text:style-name="P4"><text:span text:style-name="T53">11. Hufkens</text:span><text:span text:style-name="T58"> </text:span><text:span text:style-name="T53">K.</text:span>,<text:span text:style-name="T1"> </text:span>Richardson<text:span text:style-name="T1"> </text:span>D.<text:span text:style-name="T1"> </text:span>A.,<text:span text:style-name="T1"> </text:span>Migliavacca<text:span text:style-name="T1"> </text:span>M.,<text:span text:style-name="T1"> </text:span>Frolking<text:span text:style-name="T1"> </text:span>S.<text:span text:style-name="T1"> </text:span>E.,<text:span text:style-name="T1"> </text:span>Braswell<text:span text:style-name="T1"> </text:span>B.<text:span text:style-name="T1"> </text:span>H.,<text:span text:style-name="T1"> </text:span>Milliman<text:span text:style-name="T1"> </text:span>T.,<text:span text:style-name="T1"> </text:span>Friedl<text:span text:style-name="T1"> </text:span>M.<text:span text:style-name="T1"> </text:span>A.<text:span text:style-name="T1"> </text:span>2010.<text:span text:style-name="T1"> </text:span>Comparing<text:span text:style-name="T1"> </text:span>near-earth<text:span text:style-name="T1"> </text:span>and<text:span text:style-name="T1"> </text:span>satellite<text:span text:style-name="T1"> </text:span>remote<text:span text:style-name="T1"> </text:span>sensing<text:span text:style-name="T1"> </text:span>based<text:span text:style-name="T1"> </text:span>phenophase<text:span text:style-name="T1"> </text:span>estimates:<text:span text:style-name="T1"> </text:span>an<text:span text:style-name="T1"> </text:span>analysis<text:span text:style-name="T1"> </text:span>using<text:span text:style-name="T1"> </text:span>multiple<text:span text:style-name="T1"> </text:span>webcams<text:span text:style-name="T1"> </text:span>and<text:span text:style-name="T1"> </text:span>MODIS.<text:span text:style-name="T1"> </text:span>American<text:span text:style-name="T1"> </text:span>Geophysical<text:span text:style-name="T1"> </text:span>Union,<text:span text:style-name="T1"> </text:span>San<text:span text:style-name="T1"> </text:span>Francisco,<text:span text:style-name="T1"> </text:span>USA.<text:span text:style-name="T1"> </text:span><text:span text:style-name="T69">--</text:span><text:span text:style-name="T70"> </text:span><text:span text:style-name="T69">Invited</text:span><text:span text:style-name="T70"> </text:span><text:span text:style-name="T69">Speaker</text:span></text:p>
      <text:p text:style-name="P4"/>
      <text:p text:style-name="P4"><text:span text:style-name="T53">10.</text:span> Sonnentag<text:span text:style-name="T1"> </text:span>O.,<text:span text:style-name="T1"> </text:span><text:span text:style-name="T53">Hufkens</text:span><text:span text:style-name="T58"> </text:span><text:span text:style-name="T53">K.</text:span>,<text:span text:style-name="T1"> </text:span>Teshera-Sterne<text:span text:style-name="T1"> </text:span>C.,<text:span text:style-name="T1"> </text:span>Young,<text:span text:style-name="T1"> </text:span>A.<text:span text:style-name="T1"> </text:span>M.,<text:span text:style-name="T1"> </text:span>Richardson<text:span text:style-name="T1"> </text:span>A.<text:span text:style-name="T1"> </text:span>D.<text:span text:style-name="T1"> </text:span>2010.<text:span text:style-name="T1"> </text:span>Phenological<text:span text:style-name="T1"> </text:span>research<text:span text:style-name="T1"> </text:span>using<text:span text:style-name="T1"> </text:span>digital<text:span text:style-name="T1"> </text:span>image<text:span text:style-name="T1"> </text:span>archives:<text:span text:style-name="T1"> </text:span>how<text:span text:style-name="T1"> </text:span>important<text:span text:style-name="T1"> </text:span>is<text:span text:style-name="T1"> </text:span>camera<text:span text:style-name="T1"> </text:span>system<text:span text:style-name="T1"> </text:span>choice?<text:span text:style-name="T1"> </text:span>American<text:span text:style-name="T1"> </text:span>Geophysical<text:span text:style-name="T1"> </text:span>Union,<text:span text:style-name="T1"> </text:span>San<text:span text:style-name="T1"> </text:span>Francisco,<text:span text:style-name="T1"> </text:span>USA.<text:span text:style-name="T58"> </text:span><text:span text:style-name="T69">--</text:span><text:span text:style-name="T70"> </text:span><text:span text:style-name="T69">oral</text:span><text:span text:style-name="T70"> </text:span><text:span text:style-name="T69">presentation</text:span></text:p>
      <text:p text:style-name="P4"/>
      <text:p text:style-name="P4"><text:span text:style-name="T53">9.</text:span> Friedl<text:span text:style-name="T1"> </text:span>M.,<text:span text:style-name="T1"> </text:span>Richardson<text:span text:style-name="T1"> </text:span>D.<text:span text:style-name="T1"> </text:span>A.,<text:span text:style-name="T1"> </text:span><text:span text:style-name="T53">Hufkens</text:span><text:span text:style-name="T58"> </text:span><text:span text:style-name="T53">K.</text:span>,<text:span text:style-name="T1"> </text:span>Braswell<text:span text:style-name="T1"> </text:span>B.,<text:span text:style-name="T1"> </text:span>Migliavacca<text:span text:style-name="T1"> </text:span>M.,<text:span text:style-name="T1"> </text:span>Milliman<text:span text:style-name="T1"> </text:span>T.,<text:span text:style-name="T1"> </text:span>Frolking<text:span text:style-name="T1"> </text:span>S.<text:span text:style-name="T1"> </text:span>2010.<text:span text:style-name="T1"> </text:span>Regional-to-continental<text:span text:style-name="T1"> </text:span>scale<text:span text:style-name="T1"> </text:span>monitoring<text:span text:style-name="T1"> </text:span>of<text:span text:style-name="T1"> </text:span>phenology<text:span text:style-name="T1"> </text:span>using<text:span text:style-name="T1"> </text:span>remote<text:span text:style-name="T1"> </text:span>sensing<text:span text:style-name="T1"> </text:span>with<text:span text:style-name="T1"> </text:span>a<text:span text:style-name="T1"> </text:span>network<text:span text:style-name="T1"> </text:span>of<text:span text:style-name="T1"> </text:span>digital<text:span text:style-name="T1"> </text:span>cameras:<text:span text:style-name="T1"> </text:span>Progress<text:span text:style-name="T1"> </text:span>and<text:span text:style-name="T1"> </text:span>results<text:span text:style-name="T1"> </text:span>from<text:span text:style-name="T1"> </text:span>PhenoCam.<text:span text:style-name="T1"> </text:span>ESA<text:span text:style-name="T1"> </text:span>annual<text:span text:style-name="T1"> </text:span>meeting,<text:span text:style-name="T1"> </text:span>Dublin,<text:span text:style-name="T1"> </text:span>Ireland.</text:p>
      <text:p text:style-name="P4"/>
      <text:p text:style-name="P4"><text:span text:style-name="T53">8.</text:span> Thoonen G., <text:span text:style-name="T53">Hufkens K.</text:span>, Vanden Borre J., Scheunders P. 2010. Using patch metrics as validation for contextual classification of heathland vegetation. GEOgraphic Object-Based Image Analysis: GEOBIA, Ghent, Belgium.</text:p>
      <text:p text:style-name="P4"/>
      <text:p text:style-name="P4"><text:span text:style-name="T53">7.</text:span> Richardson<text:span text:style-name="T1"> </text:span>D.<text:span text:style-name="T1"> </text:span>A.,<text:span text:style-name="T1"> </text:span>Friedl<text:span text:style-name="T1"> </text:span>M.,<text:span text:style-name="T1"> </text:span>Braswell<text:span text:style-name="T1"> </text:span>B.,<text:span text:style-name="T1"> </text:span><text:span text:style-name="T53">Hufkens</text:span><text:span text:style-name="T58"> </text:span><text:span text:style-name="T53">K.</text:span>,<text:span text:style-name="T1"> </text:span>Migliavacca<text:span text:style-name="T1"> </text:span>M.,Milliman<text:span text:style-name="T1"> </text:span>T.<text:span text:style-name="T1"> </text:span>2010.<text:span text:style-name="T1"> </text:span>Observing<text:span text:style-name="T1"> </text:span>plant<text:span text:style-name="T1"> </text:span>phenology<text:span text:style-name="T1"> </text:span>from<text:span text:style-name="T1"> </text:span>space:<text:span text:style-name="T1"> </text:span>what<text:span text:style-name="T1"> </text:span>do<text:span text:style-name="T1"> </text:span>satellite<text:span text:style-name="T1"> </text:span>data<text:span text:style-name="T1"> </text:span>tell<text:span text:style-name="T1"> </text:span>us<text:span text:style-name="T1"> </text:span>about<text:span text:style-name="T1"> </text:span>what<text:span text:style-name="T1"> </text:span>is<text:span text:style-name="T1"> </text:span>really<text:span text:style-name="T1"> </text:span>happening<text:span text:style-name="T1"> </text:span>on<text:span text:style-name="T1"> </text:span>the<text:span text:style-name="T1"> </text:span>ground?<text:span text:style-name="T1"> </text:span>In<text:span text:style-name="T1"> </text:span>Proceedings<text:span text:style-name="T1"> </text:span>of<text:span text:style-name="T1"> </text:span>European<text:span text:style-name="T1"> </text:span>Geosciences<text:span text:style-name="T1"> </text:span>Union:<text:span text:style-name="T1"> </text:span>General<text:span text:style-name="T1"> </text:span>Assembly,<text:span text:style-name="T1"> </text:span>Vienna,<text:span text:style-name="T1"> </text:span>Austria.</text:p>
      <text:p text:style-name="P4"/>
      <text:p text:style-name="P4"><text:span text:style-name="T53">6. Hufkens</text:span><text:span text:style-name="T58"> </text:span><text:span text:style-name="T53">K.</text:span>,<text:span text:style-name="T1"> </text:span>Thoonen<text:span text:style-name="T1"> </text:span>G.,<text:span text:style-name="T1"> </text:span>Vanden<text:span text:style-name="T1"> </text:span>Borre<text:span text:style-name="T1"> </text:span>J.<text:span text:style-name="T1"> </text:span>Scheunders<text:span text:style-name="T1"> </text:span>P.<text:span text:style-name="T1"> </text:span>and<text:span text:style-name="T1"> </text:span>Ceulemans<text:span text:style-name="T1"> </text:span>R.<text:span text:style-name="T1"> </text:span>2010.<text:span text:style-name="T1"> </text:span>Habitat<text:span text:style-name="T1"> </text:span>monitoring<text:span text:style-name="T1"> </text:span>and<text:span text:style-name="T1"> </text:span>management<text:span text:style-name="T1"> </text:span>of<text:span text:style-name="T1"> </text:span>a<text:span text:style-name="T1"> </text:span>heathland<text:span text:style-name="T1"> </text:span>site:<text:span text:style-name="T1"> </text:span>Posterior<text:span text:style-name="T1"> </text:span>classification<text:span text:style-name="T1"> </text:span>probabilities<text:span text:style-name="T1"> </text:span>as<text:span text:style-name="T1"> </text:span>additional<text:span text:style-name="T1"> </text:span>information,<text:span text:style-name="T1"> </text:span>a<text:span text:style-name="T1"> </text:span>case<text:span text:style-name="T1"> </text:span>study.<text:span text:style-name="T1"> </text:span>US-IALE<text:span text:style-name="T1"> </text:span>Twenty-fifth<text:span text:style-name="T1"> </text:span>Anniversary<text:span text:style-name="T1"> </text:span>Symposium,<text:span text:style-name="T1"> </text:span>Athens,<text:span text:style-name="T1"> </text:span>USA.<text:span text:style-name="T58"> </text:span><text:span text:style-name="T69">--</text:span><text:span text:style-name="T70"> </text:span><text:span text:style-name="T69">oral</text:span><text:span text:style-name="T70"> </text:span><text:span text:style-name="T69">presentation</text:span></text:p>
      <text:p text:style-name="P4"/>
      <text:p text:style-name="P4"><text:span text:style-name="T53">5.</text:span> Friedl.<text:span text:style-name="T1"> </text:span>M,<text:span text:style-name="T1"> </text:span><text:span text:style-name="T53">Hufkens</text:span><text:span text:style-name="T58"> </text:span><text:span text:style-name="T53">K.</text:span>,<text:span text:style-name="T1"> </text:span>Richardson<text:span text:style-name="T1"> </text:span>A.<text:span text:style-name="T1"> </text:span>2010.<text:span text:style-name="T1"> </text:span>Multiscale<text:span text:style-name="T1"> </text:span>analysis<text:span text:style-name="T1"> </text:span>of<text:span text:style-name="T1"> </text:span>phenology<text:span text:style-name="T1"> </text:span>data<text:span text:style-name="T1"> </text:span>sets<text:span text:style-name="T1"> — </text:span>implications<text:span text:style-name="T1"> </text:span>for<text:span text:style-name="T1"> </text:span>remote<text:span text:style-name="T1"> </text:span>sensing<text:span text:style-name="T1"> </text:span>methods.<text:span text:style-name="T1"> </text:span>US-IALE<text:span text:style-name="T1"> </text:span>Twenty-fifth<text:span text:style-name="T1"> </text:span>Anniversary<text:span text:style-name="T1"> </text:span>Symposium,<text:span text:style-name="T1"> </text:span>Athens,<text:span text:style-name="T1"> </text:span>USA.</text:p>
      <text:p text:style-name="P4"/>
      <text:p text:style-name="P4"><text:span text:style-name="T53">4. Hufkens</text:span><text:span text:style-name="T58"> </text:span><text:span text:style-name="T53">K.</text:span>,<text:span text:style-name="T1"> </text:span>Friedl<text:span text:style-name="T1"> </text:span>M.,<text:span text:style-name="T1"> </text:span>Richardson<text:span text:style-name="T1"> </text:span>D.<text:span text:style-name="T1"> </text:span>A.,<text:span text:style-name="T1"> </text:span>Milliman<text:span text:style-name="T1"> </text:span>T.<text:span text:style-name="T1"> </text:span>and<text:span text:style-name="T1"> </text:span>Migliavacca<text:span text:style-name="T1"> </text:span>M.<text:span text:style-name="T1"> </text:span>2010.<text:span text:style-name="T1"> </text:span>Vegetation<text:span text:style-name="T1"> </text:span>Phenology<text:span text:style-name="T1"> </text:span>from<text:span text:style-name="T1"> </text:span>MODIS/AVHRR/PhenoCam:<text:span text:style-name="T1"> </text:span>scaling<text:span text:style-name="T1"> </text:span>and<text:span text:style-name="T1"> </text:span>validation<text:span text:style-name="T1"> </text:span>possibilities.<text:span text:style-name="T1"> </text:span>MODIS<text:span text:style-name="T1"> </text:span>Science<text:span text:style-name="T1"> </text:span>Team<text:span text:style-name="T1"> </text:span>Meeting<text:span text:style-name="T1"> </text:span>2010,<text:span text:style-name="T1"> </text:span>Washington<text:span text:style-name="T1"> </text:span>D.C.,<text:span text:style-name="T1"> </text:span>USA.</text:p>
      <text:p text:style-name="P4"/>
      <text:p text:style-name="P4"/>
      <text:p text:style-name="P7">2009</text:p>
      <text:p text:style-name="P4"/>
      <text:p text:style-name="P4"><text:span text:style-name="T53">3. Hufkens</text:span><text:span text:style-name="T58"> </text:span><text:span text:style-name="T53">K.</text:span>,<text:span text:style-name="T1"> </text:span>Scheunders<text:span text:style-name="T1"> </text:span>P.<text:span text:style-name="T1"> </text:span>and<text:span text:style-name="T1"> </text:span>Ceulemans<text:span text:style-name="T1"> </text:span>R.<text:span text:style-name="T1"> </text:span>2009.<text:span text:style-name="T1"> </text:span>Validation<text:span text:style-name="T1"> </text:span>of<text:span text:style-name="T1"> </text:span>the<text:span text:style-name="T1"> </text:span>sigmoid<text:span text:style-name="T1"> </text:span>wave<text:span text:style-name="T1"> </text:span>curve<text:span text:style-name="T1"> </text:span>fitting<text:span text:style-name="T1"> </text:span>algorithm<text:span text:style-name="T1"> </text:span>on<text:span text:style-name="T1"> </text:span>a<text:span text:style-name="T1"> </text:span>forest-tundra<text:span text:style-name="T1"> </text:span>ecotone<text:span text:style-name="T1"> </text:span>in<text:span text:style-name="T1"> </text:span>the<text:span text:style-name="T1"> </text:span>Northwest<text:span text:style-name="T1"> </text:span>Territories,<text:span text:style-name="T1"> </text:span>Canada.In<text:span text:style-name="T1"> </text:span>Proceedings<text:span text:style-name="T1"> </text:span>of<text:span text:style-name="T1"> </text:span>European<text:span text:style-name="T1"> </text:span>Geosciences<text:span text:style-name="T1"> </text:span>Union:<text:span text:style-name="T1"> </text:span>General<text:span text:style-name="T1"> </text:span>Assembly,<text:span text:style-name="T1"> </text:span>Vienna,<text:span text:style-name="T1"> </text:span>Austria.<text:span text:style-name="T1"> </text:span></text:p>
      <text:p text:style-name="P4"/>
      <text:p text:style-name="P7"/>
      <text:p text:style-name="P7">2008</text:p>
      <text:p text:style-name="P4"/>
      <text:p text:style-name="P4"><text:span text:style-name="T53">2. Hufkens</text:span><text:span text:style-name="T58"> </text:span><text:span text:style-name="T53">K.</text:span>,<text:span text:style-name="T1"> </text:span>Bogaert<text:span text:style-name="T1"> </text:span>J.,<text:span text:style-name="T1"> </text:span>Dong<text:span text:style-name="T1"> </text:span>Q.H.,<text:span text:style-name="T1"> </text:span>Lu<text:span text:style-name="T1"> </text:span>L.,<text:span text:style-name="T1"> </text:span>Huang<text:span text:style-name="T1"> </text:span>C.L.,<text:span text:style-name="T1"> </text:span>Ma<text:span text:style-name="T1"> </text:span>M.G.,<text:span text:style-name="T1"> </text:span>Che<text:span text:style-name="T1"> </text:span>T.,<text:span text:style-name="T1"> </text:span>Li<text:span text:style-name="T1"> </text:span>X.,<text:span text:style-name="T1"> </text:span>Veroustraete<text:span text:style-name="T1"> </text:span>F.<text:span text:style-name="T1"> </text:span>and<text:span text:style-name="T1"> </text:span>Ceulemans<text:span text:style-name="T1"> </text:span>R.<text:span text:style-name="T1"> </text:span>2008.<text:span text:style-name="T1"> </text:span>Impacts<text:span text:style-name="T1"> </text:span>and<text:span text:style-name="T1"> </text:span>uncertainties<text:span text:style-name="T1"> </text:span>of<text:span text:style-name="T1"> </text:span>upscaling<text:span text:style-name="T1"> </text:span>of<text:span text:style-name="T1"> </text:span>remote-sensing<text:span text:style-name="T1"> </text:span>data<text:span text:style-name="T1"> </text:span>validation<text:span text:style-name="T1"> </text:span>for<text:span text:style-name="T1"> </text:span>a<text:span text:style-name="T1"> </text:span>semi-arid<text:span text:style-name="T1"> </text:span>woodland.<text:span text:style-name="T1"> </text:span>In<text:span text:style-name="T1"> </text:span>Proceedings<text:span text:style-name="T1"> </text:span>of<text:span text:style-name="T1"> </text:span>European<text:span text:style-name="T1"> </text:span>Geosciences<text:span text:style-name="T1"> </text:span>Union:<text:span text:style-name="T1"> </text:span>General<text:span text:style-name="T1"> </text:span>Assembly,<text:span text:style-name="T1"> </text:span>Vienna,<text:span text:style-name="T1"> </text:span>Austria.</text:p>
      <text:p text:style-name="P4"/>
      <text:p text:style-name="P7"/>
      <text:p text:style-name="P7">2007</text:p>
      <text:p text:style-name="P4"/>
      <text:p text:style-name="P5"><text:span text:style-name="T53">1.</text:span> Veroustraete<text:span text:style-name="T1"> </text:span>F.,<text:span text:style-name="T1"> </text:span>Verstraeten<text:span text:style-name="T1"> </text:span>W.W.,<text:span text:style-name="T58"> </text:span><text:span text:style-name="T53">Hufkens</text:span><text:span text:style-name="T58"> </text:span><text:span text:style-name="T53">K.</text:span>,<text:span text:style-name="T1"> </text:span>Gielen<text:span text:style-name="T1"> </text:span>B.<text:span text:style-name="T1"> </text:span>and<text:span text:style-name="T1"> </text:span>Colson<text:span text:style-name="T1"> </text:span>F.<text:span text:style-name="T1"> </text:span>2007.<text:span text:style-name="T1"> </text:span>Physical<text:span text:style-name="T1"> </text:span>modelling<text:span text:style-name="T1"> </text:span>of<text:span text:style-name="T1"> </text:span>Nikon<text:span text:style-name="T1"> </text:span>Coolpix<text:span text:style-name="T1"> </text:span>camera<text:span text:style-name="T1"> </text:span>RGB<text:span text:style-name="T1"> </text:span>responses<text:span text:style-name="T1"> </text:span>for<text:span text:style-name="T1"> </text:span>application<text:span text:style-name="T1"> </text:span>in<text:span text:style-name="T1"> </text:span>non-destructive<text:span text:style-name="T1"> </text:span>leaf<text:span text:style-name="T1"> </text:span>chlorophyll<text:span text:style-name="T1"> </text:span>imaging.<text:span text:style-name="T1"> </text:span>In<text:span text:style-name="T1"> </text:span>Proceedings<text:span text:style-name="T1"> </text:span>of<text:span text:style-name="T1"> </text:span>10th<text:span text:style-name="T1"> </text:span>meeting<text:span text:style-name="T1"> </text:span>of<text:span text:style-name="T1"> </text:span>the<text:span text:style-name="T1"> </text:span>International<text:span text:style-name="T1"> </text:span>Society<text:span text:style-name="T1"> </text:span>for<text:span text:style-name="T1"> </text:span>Photogrammetry<text:span text:style-name="T1"> </text:span>and<text:span text:style-name="T1"> </text:span>Remote<text:span text:style-name="T1"> </text:span>Sensing,<text:span text:style-name="T1"> </text:span>Davos,<text:span text:style-name="T1"> </text:span>Switzerland.</text:p>
      <text:p text:style-name="P69"/>
      <text:p text:style-name="P61"/>
      <table:table table:name="Table17" table:style-name="Table17">
        <table:table-column table:style-name="Table17.A"/>
        <text:soft-page-break/>
        <table:table-row table:style-name="Table17.1">
          <table:table-cell table:style-name="Table17.A1" office:value-type="string">
            <text:p text:style-name="P50">References</text:p>
          </table:table-cell>
        </table:table-row>
      </table:table>
      <text:p text:style-name="P63"/>
      <text:p text:style-name="P59">Prof.<text:span text:style-name="T1"> </text:span>dr.<text:span text:style-name="T1"> </text:span><text:span text:style-name="T4">Andrew D. Richardson</text:span></text:p>
      <text:p text:style-name="P60">arichardson@oeb.harvard.edu</text:p>
      <text:p text:style-name="P62"><text:span text:style-name="T44">+1 </text:span>617-496-1277</text:p>
      <text:p text:style-name="P59"/>
      <text:p text:style-name="P59">Prof.<text:span text:style-name="T1"> </text:span>dr.<text:span text:style-name="T1"> </text:span>Mark<text:span text:style-name="T1"> </text:span>Friedl</text:p>
      <text:p text:style-name="P59">friedl@bu.edu</text:p>
      <text:p text:style-name="P59">+1<text:span text:style-name="T1"> </text:span>617<text:span text:style-name="T1"> </text:span>353<text:span text:style-name="T1"> </text:span>8399</text:p>
      <text:p text:style-name="P58"/>
      <text:p text:style-name="P58">Prof.<text:span text:style-name="T1"> </text:span>dr.<text:span text:style-name="T1"> </text:span>Reinhart<text:span text:style-name="T1"> </text:span>Ceulemans</text:p>
      <text:p text:style-name="P58">reinhart.ceulemans@ua.ac.be</text:p>
      <text:p text:style-name="P58">+32<text:span text:style-name="T1"> </text:span>3<text:span text:style-name="T1"> </text:span>265<text:span text:style-name="T1"> </text:span>22<text:span text:style-name="T1"> </text:span>56</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Arial Unicode MS'"/>
    <style:font-face style:name="DejaVu Sans Mono" svg:font-family="'DejaVu Sans Mono', Arial" style:font-family-generic="moder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Cambria" svg:font-family="Cambria" style:font-pitch="variable"/>
    <style:font-face style:name="Courier New" svg:font-family="'Courier New'" style:font-pitch="variable"/>
    <style:font-face style:name="DejaVu Sans1" svg:font-family="'DejaVu Sans'" style:font-pitch="variable"/>
    <style:font-face style:name="DejaVu Sans" svg:font-family="'DejaVu Sans', 'Times New Roman'" style:font-pitch="variable"/>
    <style:font-face style:name="Liberation Serif1" svg:font-family="'Liberation Serif', 'Times New Roman'" style:font-pitch="variable"/>
    <style:font-face style:name="Lohit Hindi1" svg:font-family="'Lohit Hindi'" style:font-pitch="variable"/>
    <style:font-face style:name="SimSun" svg:font-family="SimSun"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erif1" fo:font-family="'Liberation Serif', 'Times New Roman'" style:font-pitch="variable" fo:font-size="12pt" fo:language="en" fo:country="US" style:letter-kerning="true" style:font-name-asian="DejaVu Sans" style:font-family-asian="'DejaVu Sans', 'Times New Roman'" style:font-pitch-asian="variable" style:font-size-asian="12pt" style:language-asian="zh" style:country-asian="CN" style:font-name-complex="Cambria" style:font-family-complex="Cambria"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pitch-complex="variable"/>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DejaVu Sans1" style:font-family-asian="'DejaVu Sans'" style:font-pitch-asian="variable" style:font-size-asian="24pt" style:font-weight-asian="bold" style:font-name-complex="DejaVu Sans1" style:font-family-complex="'DejaVu Sans'" style:font-pitch-complex="variable" style:font-size-complex="24pt"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SimSun" style:font-family-asian="SimSun" style:font-pitch-asian="variable" style:font-size-asian="14pt" style:font-weight-asian="bold" style:font-name-complex="Lucida Sans" style:font-family-complex="'Lucida Sans'" style:font-family-generic-complex="swiss" style:font-pitch-complex="variable" style:font-size-complex="14pt" style:font-weight-complex="bold"/>
    </style:style>
    <style:style style:name="Heading_20_5" style:display-name="Heading 5" style:family="paragraph" style:parent-style-name="Heading" style:next-style-name="Text_20_body" style:default-outline-level="5" style:class="text">
      <style:text-properties style:font-name="Liberation Serif2" fo:font-family="'Liberation Serif', 'Times New Roman'" style:font-family-generic="roman" style:font-pitch="variable" fo:font-size="10pt" fo:font-weight="bold" style:font-name-asian="WenQuanYi Micro Hei1" style:font-family-asian="'WenQuanYi Micro Hei'" style:font-pitch-asian="variable" style:font-size-asian="10pt" style:font-weight-asian="bold" style:font-name-complex="Lohit Hindi1" style:font-family-complex="'Lohit Hindi'" style:font-pitch-complex="variable" style:font-size-complex="10pt" style:font-weight-complex="bold"/>
    </style:style>
    <style:style style:name="Table_20_Contents" style:display-name="Table Contents" style:family="paragraph" style:parent-style-name="Standard" style:nex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pitch="variable" fo:font-size="10pt" style:font-name-asian="Courier New" style:font-family-asian="'Courier New'" style:font-pitch-asian="variable" style:font-size-asian="10pt" style:font-name-complex="Courier New" style:font-family-complex="'Courier New'" style:font-pitch-complex="variable"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Teletype" style:family="text">
      <style:text-properties style:font-name="DejaVu Sans Mono" fo:font-family="'DejaVu Sans Mono', Arial" style:font-family-generic="modern" style:font-name-asian="DejaVu Sans Mono" style:font-family-asian="'DejaVu Sans Mono', Arial" style:font-family-generic-asian="modern" style:font-name-complex="DejaVu Sans Mono" style:font-family-complex="'DejaVu Sans Mono', Arial" style:font-family-generic-complex="modern"/>
    </style:style>
    <style:style style:name="Body_20_Text_20_Char" style:display-name="Body Text Char" style:family="text" style:parent-style-name="Default_20_Paragraph_20_Font">
      <style:text-properties style:font-name="Liberation Serif1" fo:font-family="'Liberation Serif', 'Times New Roman'" style:font-pitch="variable" style:letter-kerning="true" style:font-name-asian="DejaVu Sans" style:font-family-asian="'DejaVu Sans', 'Times New Roman'" style:font-pitch-asian="variable" style:font-name-complex="Times New Roman" style:font-family-complex="'Times New Roman'" style:font-family-generic-complex="roman"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0.4374in" fo:margin-right="0.763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en Hufkens</meta:initial-creator>
    <meta:creation-date>2010-01-31T22:06:00</meta:creation-date>
    <dc:date>2015-06-24T23:19:36.262017000</dc:date>
    <meta:editing-cycles>137</meta:editing-cycles>
    <meta:editing-duration>PT21H32M6S</meta:editing-duration>
    <meta:generator>LibreOffice/4.3.5.2$MacOSX_X86_64 LibreOffice_project/3a87456aaa6a95c63eea1c1b3201acedf0751bd5</meta:generator>
    <dc:creator>Koen Hufkens</dc:creator>
    <meta:document-statistic meta:table-count="17" meta:image-count="0" meta:object-count="0" meta:page-count="9" meta:paragraph-count="142" meta:word-count="2626" meta:character-count="18335" meta:non-whitespace-character-count="15823"/>
    <meta:user-defined meta:name="Info 1"/>
    <meta:user-defined meta:name="Info 2"/>
    <meta:user-defined meta:name="Info 3"/>
    <meta:user-defined meta:name="Info 4"/>
  </office:meta>
</office:document-meta>
</file>